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1.334cm"/>
    </style:style>
    <style:style style:name="co9" style:family="table-column">
      <style:table-column-properties fo:break-before="auto" style:column-width="1.169cm"/>
    </style:style>
    <style:style style:name="co1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875cm" svg:height="4.44cm" svg:x="13.377cm" svg:y="1.104cm">
            <draw:object draw:notify-on-update-of-ranges="Sheet1.A6:Sheet1.A6 Sheet1.A7:Sheet1.A11 Sheet1.B6:Sheet1.B6 Sheet1.B7:Sheet1.B11 Sheet1.A6:Sheet1.A6 Sheet1.A7:Sheet1.A11 Sheet1.C6:Sheet1.C6 Sheet1.C7:Sheet1.C11 Sheet1.A6:Sheet1.A6 Sheet1.A7:Sheet1.A11 Sheet1.D6:Sheet1.D6 Sheet1.D7:Sheet1.D11 Sheet1.A6:Sheet1.A6 Sheet1.A7:Sheet1.A11 Sheet1.E6:Sheet1.E6 Sheet1.E7:Sheet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605cm" svg:height="4.057cm" svg:x="13.875cm" svg:y="5.194cm">
            <draw:object draw:notify-on-update-of-ranges="Sheet1.A14:Sheet1.A14 Sheet1.A15:Sheet1.A19 Sheet1.B14:Sheet1.B14 Sheet1.B15:Sheet1.B19 Sheet1.A14:Sheet1.A14 Sheet1.A15:Sheet1.A19 Sheet1.C14:Sheet1.C14 Sheet1.C15:Sheet1.C19 Sheet1.A14:Sheet1.A14 Sheet1.A15:Sheet1.A19 Sheet1.D14:Sheet1.D14 Sheet1.D15:Sheet1.D19 Sheet1.A14:Sheet1.A14 Sheet1.A15:Sheet1.A19 Sheet1.E14:Sheet1.E14 Sheet1.E15:Sheet1.E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633cm" svg:height="4.415cm" svg:x="13.378cm" svg:y="9.182cm">
            <draw:object draw:notify-on-update-of-ranges="Sheet1.A22:Sheet1.A22 Sheet1.A23:Sheet1.A27 Sheet1.B22:Sheet1.B22 Sheet1.B23:Sheet1.B27 Sheet1.A22:Sheet1.A22 Sheet1.A23:Sheet1.A27 Sheet1.C22:Sheet1.C22 Sheet1.C23:Sheet1.C27 Sheet1.A22:Sheet1.A22 Sheet1.A23:Sheet1.A27 Sheet1.D22:Sheet1.D22 Sheet1.D23:Sheet1.D27 Sheet1.A22:Sheet1.A22 Sheet1.A23:Sheet1.A27 Sheet1.E22:Sheet1.E22 Sheet1.E23:Sheet1.E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987cm" svg:height="4.289cm" svg:x="13.353cm" svg:y="13.269cm">
            <draw:object draw:notify-on-update-of-ranges="Sheet1.A30:Sheet1.A30 Sheet1.A31:Sheet1.A35 Sheet1.B30:Sheet1.B30 Sheet1.B31:Sheet1.B35 Sheet1.A30:Sheet1.A30 Sheet1.A31:Sheet1.A35 Sheet1.C30:Sheet1.C30 Sheet1.C31:Sheet1.C35 Sheet1.A30:Sheet1.A30 Sheet1.A31:Sheet1.A35 Sheet1.D30:Sheet1.D30 Sheet1.D31:Sheet1.D35 Sheet1.A30:Sheet1.A30 Sheet1.A31:Sheet1.A35 Sheet1.E30:Sheet1.E30 Sheet1.E31:Sheet1.E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.744cm" svg:height="3.412cm" svg:x="21.496cm" svg:y="17.134cm">
            <draw:object draw:notify-on-update-of-ranges="Sheet1.A39:Sheet1.A39 Sheet1.A40:Sheet1.A44 Sheet1.B39:Sheet1.B39 Sheet1.B40:Sheet1.B44 Sheet1.A39:Sheet1.A39 Sheet1.A40:Sheet1.A44 Sheet1.C39:Sheet1.C39 Sheet1.C40:Sheet1.C44 Sheet1.A39:Sheet1.A39 Sheet1.A40:Sheet1.A44 Sheet1.D39:Sheet1.D39 Sheet1.D40:Sheet1.D44 Sheet1.A39:Sheet1.A39 Sheet1.A40:Sheet1.A44 Sheet1.E39:Sheet1.E39 Sheet1.E40:Sheet1.E4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7.161cm" svg:height="4.34cm" svg:x="13.02cm" svg:y="19.867cm">
            <draw:object draw:notify-on-update-of-ranges="Sheet1.A47:Sheet1.A47 Sheet1.A48:Sheet1.A52 Sheet1.B47:Sheet1.B47 Sheet1.B48:Sheet1.B52 Sheet1.A47:Sheet1.A47 Sheet1.A48:Sheet1.A52 Sheet1.C47:Sheet1.C47 Sheet1.C48:Sheet1.C52 Sheet1.A47:Sheet1.A47 Sheet1.A48:Sheet1.A52 Sheet1.D47:Sheet1.D47 Sheet1.D48:Sheet1.D52 Sheet1.A47:Sheet1.A47 Sheet1.A48:Sheet1.A52 Sheet1.E47:Sheet1.E47 Sheet1.E48:Sheet1.E5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7.235cm" svg:height="4.591cm" svg:x="21.259cm" svg:y="23.856cm">
            <draw:object draw:notify-on-update-of-ranges="Sheet1.A55:Sheet1.A55 Sheet1.A56:Sheet1.A60 Sheet1.B55:Sheet1.B55 Sheet1.B56:Sheet1.B60 Sheet1.A55:Sheet1.A55 Sheet1.A56:Sheet1.A60 Sheet1.C55:Sheet1.C55 Sheet1.C56:Sheet1.C60 Sheet1.A55:Sheet1.A55 Sheet1.A56:Sheet1.A60 Sheet1.D55:Sheet1.D55 Sheet1.D56:Sheet1.D60 Sheet1.A55:Sheet1.A55 Sheet1.A56:Sheet1.A60 Sheet1.E55:Sheet1.E55 Sheet1.E56:Sheet1.E6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7.186cm" svg:height="4.415cm" svg:x="13.103cm" svg:y="27.143cm">
            <draw:object draw:notify-on-update-of-ranges="Sheet1.A63:Sheet1.A63 Sheet1.A64:Sheet1.A68 Sheet1.B63:Sheet1.B63 Sheet1.B64:Sheet1.B68 Sheet1.A63:Sheet1.A63 Sheet1.A64:Sheet1.A68 Sheet1.C63:Sheet1.C63 Sheet1.C64:Sheet1.C68 Sheet1.A63:Sheet1.A63 Sheet1.A64:Sheet1.A68 Sheet1.D63:Sheet1.D63 Sheet1.D64:Sheet1.D68 Sheet1.A63:Sheet1.A63 Sheet1.A64:Sheet1.A68 Sheet1.E63:Sheet1.E63 Sheet1.E64:Sheet1.E6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34cm" svg:height="4.265cm" svg:x="21.433cm" svg:y="31.332cm">
            <draw:object draw:notify-on-update-of-ranges="Sheet1.A71:Sheet1.A71 Sheet1.A72:Sheet1.A76 Sheet1.B71:Sheet1.B71 Sheet1.B72:Sheet1.B76 Sheet1.A71:Sheet1.A71 Sheet1.A72:Sheet1.A76 Sheet1.C71:Sheet1.C71 Sheet1.C72:Sheet1.C76 Sheet1.A71:Sheet1.A71 Sheet1.A72:Sheet1.A76 Sheet1.D71:Sheet1.D71 Sheet1.D72:Sheet1.D76 Sheet1.A71:Sheet1.A71 Sheet1.A72:Sheet1.A76 Sheet1.E71:Sheet1.E71 Sheet1.E72:Sheet1.E7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8.155cm" svg:height="5.042cm" svg:x="12.805cm" svg:y="33.942cm">
            <draw:object draw:notify-on-update-of-ranges="Sheet1.A79:Sheet1.A79 Sheet1.A80:Sheet1.A84 Sheet1.B79:Sheet1.B79 Sheet1.B80:Sheet1.B84 Sheet1.A79:Sheet1.A79 Sheet1.A80:Sheet1.A84 Sheet1.C79:Sheet1.C79 Sheet1.C80:Sheet1.C84 Sheet1.A79:Sheet1.A79 Sheet1.A80:Sheet1.A84 Sheet1.D79:Sheet1.D79 Sheet1.D80:Sheet1.D84 Sheet1.A79:Sheet1.A79 Sheet1.A80:Sheet1.A84 Sheet1.E79:Sheet1.E79 Sheet1.E80:Sheet1.E8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6.29cm" svg:height="3.864cm" svg:x="22.278cm" svg:y="38.432cm">
            <draw:object draw:notify-on-update-of-ranges="Sheet1.A87:Sheet1.A87 Sheet1.A88:Sheet1.A92 Sheet1.B87:Sheet1.B87 Sheet1.B88:Sheet1.B92 Sheet1.A87:Sheet1.A87 Sheet1.A88:Sheet1.A92 Sheet1.C87:Sheet1.C87 Sheet1.C88:Sheet1.C92 Sheet1.A87:Sheet1.A87 Sheet1.A88:Sheet1.A92 Sheet1.D87:Sheet1.D87 Sheet1.D88:Sheet1.D92 Sheet1.A87:Sheet1.A87 Sheet1.A88:Sheet1.A92 Sheet1.E87:Sheet1.E87 Sheet1.E88:Sheet1.E9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8.628cm" svg:height="5.293cm" svg:x="13.02cm" svg:y="41.017cm">
            <draw:object draw:notify-on-update-of-ranges="Sheet1.A95:Sheet1.A95 Sheet1.A96:Sheet1.A100 Sheet1.B95:Sheet1.B95 Sheet1.B96:Sheet1.B100 Sheet1.A95:Sheet1.A95 Sheet1.A96:Sheet1.A100 Sheet1.C95:Sheet1.C95 Sheet1.C96:Sheet1.C100 Sheet1.A95:Sheet1.A95 Sheet1.A96:Sheet1.A100 Sheet1.D95:Sheet1.D95 Sheet1.D96:Sheet1.D100 Sheet1.A95:Sheet1.A95 Sheet1.A96:Sheet1.A100 Sheet1.E95:Sheet1.E95 Sheet1.E96:Sheet1.E10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Default" office:value-type="string" calcext:value-type="string">
            <text:p>LAB 8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Default" office:value-type="string" calcext:value-type="string">
            <text:p>Q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(i) <text:span text:style-name="T1">Linear PDR</text:span></text:p>
          </table:table-cell>
          <table:table-cell table:style-name="ce1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Simulation Time</text:p>
          </table:table-cell>
          <table:table-cell table:style-name="ce1" office:value-type="string" calcext:value-type="string">
            <text:p>DVR</text:p>
          </table:table-cell>
          <table:table-cell table:style-name="ce1" office:value-type="string" calcext:value-type="string">
            <text:p>LSR</text:p>
          </table:table-cell>
          <table:table-cell table:style-name="ce1" office:value-type="string" calcext:value-type="string">
            <text:p>AODV</text:p>
          </table:table-cell>
          <table:table-cell table:style-name="ce1" office:value-type="string" calcext:value-type="string">
            <text:p>DSDV</text:p>
          </table:table-cell>
          <table:table-cell table:style-name="ce1"/>
          <table:table-cell table:number-columns-repeated="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0.999438" calcext:value-type="float">
            <text:p>0.999438</text:p>
          </table:table-cell>
          <table:table-cell office:value-type="float" office:value="0.9823" calcext:value-type="float">
            <text:p>0.9823</text:p>
          </table:table-cell>
          <table:table-cell table:style-name="ce1" office:value-type="float" office:value="0.761501" calcext:value-type="float">
            <text:p>0.761501</text:p>
          </table:table-cell>
          <table:table-cell office:value-type="float" office:value="0.760164" calcext:value-type="float">
            <text:p>0.760164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999437" calcext:value-type="float">
            <text:p>0.999437</text:p>
          </table:table-cell>
          <table:table-cell table:style-name="ce1" office:value-type="float" office:value="0.764729" calcext:value-type="float">
            <text:p>0.764729</text:p>
          </table:table-cell>
          <table:table-cell office:value-type="float" office:value="0.764706" calcext:value-type="float">
            <text:p>0.764706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0.764449" calcext:value-type="float">
            <text:p>0.764449</text:p>
          </table:table-cell>
          <table:table-cell office:value-type="float" office:value="0.764706" calcext:value-type="float">
            <text:p>0.764706</text:p>
          </table:table-cell>
          <table:table-cell table:style-name="ce1"/>
          <table:table-cell table:number-columns-repeated="3"/>
          <table:table-cell table:style-name="ce4"/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150943" calcext:value-type="float">
            <text:p>1.15094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764481" calcext:value-type="float">
            <text:p>0.764481</text:p>
          </table:table-cell>
          <table:table-cell office:value-type="float" office:value="0.764771" calcext:value-type="float">
            <text:p>0.764771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.454545" calcext:value-type="float">
            <text:p>1.454545</text:p>
          </table:table-cell>
          <table:table-cell table:style-name="ce1" office:value-type="float" office:value="0.764443" calcext:value-type="float">
            <text:p>0.764443</text:p>
          </table:table-cell>
          <table:table-cell office:value-type="float" office:value="0.764706" calcext:value-type="float">
            <text:p>0.764706</text:p>
          </table:table-cell>
          <table:table-cell table:style-name="ce1"/>
          <table:table-cell table:number-columns-repeated="8"/>
        </table:table-row>
        <table:table-row table:style-name="ro1">
          <table:table-cell table:style-name="Default"/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 table:style-name="ce3" office:value-type="string" calcext:value-type="string">
            <text:p>Linear PLR</text:p>
          </table:table-cell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Simulation Time</text:p>
          </table:table-cell>
          <table:table-cell table:style-name="ce1" office:value-type="string" calcext:value-type="string">
            <text:p>DVR</text:p>
          </table:table-cell>
          <table:table-cell table:style-name="ce1" office:value-type="string" calcext:value-type="string">
            <text:p>LSR</text:p>
          </table:table-cell>
          <table:table-cell table:style-name="ce1" office:value-type="string" calcext:value-type="string">
            <text:p>AODV</text:p>
          </table:table-cell>
          <table:table-cell table:style-name="ce1" office:value-type="string" calcext:value-type="string">
            <text:p>DSDV</text:p>
          </table:table-cell>
          <table:table-cell table:style-name="ce1"/>
          <table:table-cell table:number-columns-repeated="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0.000562" calcext:value-type="float">
            <text:p>0.000562</text:p>
          </table:table-cell>
          <table:table-cell office:value-type="float" office:value="0.000563" calcext:value-type="float">
            <text:p>0.000563</text:p>
          </table:table-cell>
          <table:table-cell table:number-columns-repeated="2" office:value-type="float" office:value="0.238499" calcext:value-type="float">
            <text:p>0.238499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35271" calcext:value-type="float">
            <text:p>0.235271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35551" calcext:value-type="float">
            <text:p>0.235551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50943" calcext:value-type="float">
            <text:p>0.150943</text:p>
          </table:table-cell>
          <table:table-cell office:value-type="float" office:value="0.454545" calcext:value-type="float">
            <text:p>0.454545</text:p>
          </table:table-cell>
          <table:table-cell table:number-columns-repeated="2" office:value-type="float" office:value="0.235519" calcext:value-type="float">
            <text:p>0.235519</text:p>
          </table:table-cell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35557" calcext:value-type="float">
            <text:p>0.235557</text:p>
          </table:table-cell>
          <table:table-cell table:style-name="ce1"/>
          <table:table-cell table:number-columns-repeated="3"/>
          <table:table-cell table:style-name="ce3"/>
          <table:table-cell table:number-columns-repeated="2"/>
          <table:table-cell table:style-name="ce1" table:number-columns-repeated="2"/>
        </table:table-row>
        <table:table-row table:style-name="ro1">
          <table:table-cell/>
          <table:table-cell table:style-name="ce1" table:number-columns-repeated="5"/>
          <table:table-cell table:number-columns-repeated="3"/>
          <table:table-cell table:style-name="ce1"/>
          <table:table-cell table:number-columns-repeated="2"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Linear Routing Overhead</text:p>
          </table:table-cell>
          <table:table-cell table:style-name="ce1" table:number-columns-repeated="5"/>
          <table:table-cell table:number-columns-repeated="3"/>
          <table:table-cell table:style-name="ce1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Simulation Time</text:p>
          </table:table-cell>
          <table:table-cell table:style-name="ce1" office:value-type="string" calcext:value-type="string">
            <text:p>DVR</text:p>
          </table:table-cell>
          <table:table-cell table:style-name="ce1" office:value-type="string" calcext:value-type="string">
            <text:p>LSR</text:p>
          </table:table-cell>
          <table:table-cell table:style-name="ce1" office:value-type="string" calcext:value-type="string">
            <text:p>AODV</text:p>
          </table:table-cell>
          <table:table-cell table:style-name="ce1" office:value-type="string" calcext:value-type="string">
            <text:p>DSDV</text:p>
          </table:table-cell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0.48338" calcext:value-type="float">
            <text:p>0.48338</text:p>
          </table:table-cell>
          <table:table-cell office:value-type="float" office:value="0.497606" calcext:value-type="float">
            <text:p>0.497606</text:p>
          </table:table-cell>
          <table:table-cell office:value-type="float" office:value="0.48338" calcext:value-type="float">
            <text:p>0.48338</text:p>
          </table:table-cell>
          <table:table-cell office:value-type="float" office:value="0.476143" calcext:value-type="float">
            <text:p>0.476143</text:p>
          </table:table-cell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93704" calcext:value-type="float">
            <text:p>0.493704</text:p>
          </table:table-cell>
          <table:table-cell office:value-type="float" office:value="0.498298" calcext:value-type="float">
            <text:p>0.498298</text:p>
          </table:table-cell>
          <table:table-cell office:value-type="float" office:value="0.493704" calcext:value-type="float">
            <text:p>0.493704</text:p>
          </table:table-cell>
          <table:table-cell office:value-type="float" office:value="0.5" calcext:value-type="float">
            <text:p>0.5</text:p>
          </table:table-cell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0.493648" calcext:value-type="float">
            <text:p>0.493648</text:p>
          </table:table-cell>
          <table:table-cell office:value-type="float" office:value="0.500235" calcext:value-type="float">
            <text:p>0.500235</text:p>
          </table:table-cell>
          <table:table-cell table:style-name="ce1" office:value-type="float" office:value="0.493648" calcext:value-type="float">
            <text:p>0.493648</text:p>
          </table:table-cell>
          <table:table-cell office:value-type="float" office:value="0.5" calcext:value-type="float">
            <text:p>0.5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0.493798" calcext:value-type="float">
            <text:p>0.493798</text:p>
          </table:table-cell>
          <table:table-cell office:value-type="float" office:value="0.500065" calcext:value-type="float">
            <text:p>0.500065</text:p>
          </table:table-cell>
          <table:table-cell table:style-name="ce1" office:value-type="float" office:value="0.493798" calcext:value-type="float">
            <text:p>0.493798</text:p>
          </table:table-cell>
          <table:table-cell office:value-type="float" office:value="0.500104" calcext:value-type="float">
            <text:p>0.500104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93601" calcext:value-type="float">
            <text:p>0.493601</text:p>
          </table:table-cell>
          <table:table-cell office:value-type="float" office:value="0.590909" calcext:value-type="float">
            <text:p>0.590909</text:p>
          </table:table-cell>
          <table:table-cell office:value-type="float" office:value="0.493601" calcext:value-type="float">
            <text:p>0.493601</text:p>
          </table:table-cell>
          <table:table-cell office:value-type="float" office:value="0.5" calcext:value-type="float">
            <text:p>0.5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table:style-name="ce1" table:number-columns-repeated="5"/>
          <table:table-cell table:number-columns-repeated="8"/>
        </table:table-row>
        <table:table-row table:style-name="ro1">
          <table:table-cell table:style-name="ce3" office:value-type="string" calcext:value-type="string">
            <text:p>Linear Energy Consumption</text:p>
          </table:table-cell>
          <table:table-cell table:style-name="ce1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Simulation Time</text:p>
          </table:table-cell>
          <table:table-cell table:style-name="ce1" office:value-type="string" calcext:value-type="string">
            <text:p>DVR</text:p>
          </table:table-cell>
          <table:table-cell table:style-name="ce1" office:value-type="string" calcext:value-type="string">
            <text:p>LSR</text:p>
          </table:table-cell>
          <table:table-cell table:style-name="ce1" office:value-type="string" calcext:value-type="string">
            <text:p>AODV</text:p>
          </table:table-cell>
          <table:table-cell table:style-name="ce1" office:value-type="string" calcext:value-type="string">
            <text:p>DSDV</text:p>
          </table:table-cell>
          <table:table-cell table:style-name="ce1"/>
          <table:table-cell table:number-columns-repeated="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8.1128" calcext:value-type="float">
            <text:p>8.1128</text:p>
          </table:table-cell>
          <table:table-cell office:value-type="float" office:value="8.1728" calcext:value-type="float">
            <text:p>8.1728</text:p>
          </table:table-cell>
          <table:table-cell office:value-type="float" office:value="7.5896" calcext:value-type="float">
            <text:p>7.5896</text:p>
          </table:table-cell>
          <table:table-cell office:value-type="float" office:value="7.8432" calcext:value-type="float">
            <text:p>7.8432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.8672" calcext:value-type="float">
            <text:p>16.8672</text:p>
          </table:table-cell>
          <table:table-cell office:value-type="float" office:value="16.9184" calcext:value-type="float">
            <text:p>16.9184</text:p>
          </table:table-cell>
          <table:table-cell office:value-type="float" office:value="15.3212" calcext:value-type="float">
            <text:p>15.3212</text:p>
          </table:table-cell>
          <table:table-cell table:style-name="ce1" office:value-type="float" office:value="15.536" calcext:value-type="float">
            <text:p>15.536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.6112" calcext:value-type="float">
            <text:p>25.6112</text:p>
          </table:table-cell>
          <table:table-cell office:value-type="float" office:value="25.6544" calcext:value-type="float">
            <text:p>25.6544</text:p>
          </table:table-cell>
          <table:table-cell office:value-type="float" office:value="23.054" calcext:value-type="float">
            <text:p>23.054</text:p>
          </table:table-cell>
          <table:table-cell table:style-name="ce1" office:value-type="float" office:value="23.2288" calcext:value-type="float">
            <text:p>23.2288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.6832" calcext:value-type="float">
            <text:p>25.6832</text:p>
          </table:table-cell>
          <table:table-cell office:value-type="float" office:value="25.7184" calcext:value-type="float">
            <text:p>25.7184</text:p>
          </table:table-cell>
          <table:table-cell office:value-type="float" office:value="30.7836" calcext:value-type="float">
            <text:p>30.7836</text:p>
          </table:table-cell>
          <table:table-cell office:value-type="float" office:value="30.9184" calcext:value-type="float">
            <text:p>30.9184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.6912" calcext:value-type="float">
            <text:p>25.6912</text:p>
          </table:table-cell>
          <table:table-cell office:value-type="float" office:value="28.6112" calcext:value-type="float">
            <text:p>28.6112</text:p>
          </table:table-cell>
          <table:table-cell office:value-type="float" office:value="38.5144" calcext:value-type="float">
            <text:p>38.5144</text:p>
          </table:table-cell>
          <table:table-cell office:value-type="float" office:value="38.6112" calcext:value-type="float">
            <text:p>38.6112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(ii) <text:span text:style-name="T1">Random PDR</text:span>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Simulation Time</text:p>
          </table:table-cell>
          <table:table-cell table:style-name="ce1" office:value-type="string" calcext:value-type="string">
            <text:p>DVR</text:p>
          </table:table-cell>
          <table:table-cell table:style-name="ce1" office:value-type="string" calcext:value-type="string">
            <text:p>LSR</text:p>
          </table:table-cell>
          <table:table-cell table:style-name="ce1" office:value-type="string" calcext:value-type="string">
            <text:p>AODV</text:p>
          </table:table-cell>
          <table:table-cell table:style-name="ce1" office:value-type="string" calcext:value-type="string">
            <text:p>DSDV</text:p>
          </table:table-cell>
          <table:table-cell table:number-columns-repeated="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0.99945" calcext:value-type="float">
            <text:p>0.99945</text:p>
          </table:table-cell>
          <table:table-cell office:value-type="float" office:value="0.999449" calcext:value-type="float">
            <text:p>0.999449</text:p>
          </table:table-cell>
          <table:table-cell table:style-name="ce1" office:value-type="float" office:value="0.761501" calcext:value-type="float">
            <text:p>0.761501</text:p>
          </table:table-cell>
          <table:table-cell office:value-type="float" office:value="0.760164" calcext:value-type="float">
            <text:p>0.760164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0.764729" calcext:value-type="float">
            <text:p>0.764729</text:p>
          </table:table-cell>
          <table:table-cell office:value-type="float" office:value="0.764706" calcext:value-type="float">
            <text:p>0.764706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.000174" calcext:value-type="float">
            <text:p>1.000174</text:p>
          </table:table-cell>
          <table:table-cell table:style-name="ce1" office:value-type="float" office:value="0.764449" calcext:value-type="float">
            <text:p>0.764449</text:p>
          </table:table-cell>
          <table:table-cell office:value-type="float" office:value="0.764706" calcext:value-type="float">
            <text:p>0.764706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00026" calcext:value-type="float">
            <text:p>1.00026</text:p>
          </table:table-cell>
          <table:table-cell office:value-type="float" office:value="1.000261" calcext:value-type="float">
            <text:p>1.000261</text:p>
          </table:table-cell>
          <table:table-cell table:style-name="ce1" office:value-type="float" office:value="0.764481" calcext:value-type="float">
            <text:p>0.764481</text:p>
          </table:table-cell>
          <table:table-cell office:value-type="float" office:value="0.764771" calcext:value-type="float">
            <text:p>0.764771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00519" calcext:value-type="float">
            <text:p>1.000519</text:p>
          </table:table-cell>
          <table:table-cell office:value-type="float" office:value="1.000521" calcext:value-type="float">
            <text:p>1.000521</text:p>
          </table:table-cell>
          <table:table-cell table:style-name="ce1" office:value-type="float" office:value="0.764443" calcext:value-type="float">
            <text:p>0.764443</text:p>
          </table:table-cell>
          <table:table-cell office:value-type="float" office:value="0.764706" calcext:value-type="float">
            <text:p>0.764706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3" office:value-type="string" calcext:value-type="string">
            <text:p>Random PL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mulation Time</text:p>
          </table:table-cell>
          <table:table-cell table:style-name="ce1" office:value-type="string" calcext:value-type="string">
            <text:p>DVR</text:p>
          </table:table-cell>
          <table:table-cell table:style-name="ce1" office:value-type="string" calcext:value-type="string">
            <text:p>LSR</text:p>
          </table:table-cell>
          <table:table-cell table:style-name="ce1" office:value-type="string" calcext:value-type="string">
            <text:p>AODV</text:p>
          </table:table-cell>
          <table:table-cell table:style-name="ce1" office:value-type="string" calcext:value-type="string">
            <text:p>DSDV</text:p>
          </table:table-cell>
          <table:table-cell table:number-columns-repeated="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2" office:value-type="float" office:value="0.000551" calcext:value-type="float">
            <text:p>0.000551</text:p>
          </table:table-cell>
          <table:table-cell table:number-columns-repeated="2" office:value-type="float" office:value="0.238499" calcext:value-type="float">
            <text:p>0.238499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35271" calcext:value-type="float">
            <text:p>0.235271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.000174" calcext:value-type="float">
            <text:p>0.000174</text:p>
          </table:table-cell>
          <table:table-cell table:number-columns-repeated="2" office:value-type="float" office:value="0.235551" calcext:value-type="float">
            <text:p>0.235551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0261" calcext:value-type="float">
            <text:p>0.000261</text:p>
          </table:table-cell>
          <table:table-cell table:number-columns-repeated="2" office:value-type="float" office:value="0.235519" calcext:value-type="float">
            <text:p>0.235519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.000521" calcext:value-type="float">
            <text:p>0.000521</text:p>
          </table:table-cell>
          <table:table-cell table:number-columns-repeated="2" office:value-type="float" office:value="0.235557" calcext:value-type="float">
            <text:p>0.235557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4"/>
          <table:table-cell table:number-columns-repeated="9"/>
        </table:table-row>
        <table:table-row table:style-name="ro1">
          <table:table-cell table:style-name="ce3" office:value-type="string" calcext:value-type="string">
            <text:p>Random Routing Overhead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Simulation Time</text:p>
          </table:table-cell>
          <table:table-cell table:style-name="ce1" office:value-type="string" calcext:value-type="string">
            <text:p>DVR</text:p>
          </table:table-cell>
          <table:table-cell table:style-name="ce1" office:value-type="string" calcext:value-type="string">
            <text:p>LSR</text:p>
          </table:table-cell>
          <table:table-cell table:style-name="ce1" office:value-type="string" calcext:value-type="string">
            <text:p>AODV</text:p>
          </table:table-cell>
          <table:table-cell table:style-name="ce1" office:value-type="string" calcext:value-type="string">
            <text:p>DSDV</text:p>
          </table:table-cell>
          <table:table-cell table:number-columns-repeated="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0.499157" calcext:value-type="float">
            <text:p>0.499157</text:p>
          </table:table-cell>
          <table:table-cell office:value-type="float" office:value="0.499202" calcext:value-type="float">
            <text:p>0.499202</text:p>
          </table:table-cell>
          <table:table-cell office:value-type="float" office:value="0.48338" calcext:value-type="float">
            <text:p>0.48338</text:p>
          </table:table-cell>
          <table:table-cell office:value-type="float" office:value="0.497606" calcext:value-type="float">
            <text:p>0.497606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99473" calcext:value-type="float">
            <text:p>0.499473</text:p>
          </table:table-cell>
          <table:table-cell office:value-type="float" office:value="0.500065" calcext:value-type="float">
            <text:p>0.500065</text:p>
          </table:table-cell>
          <table:table-cell office:value-type="float" office:value="0.493704" calcext:value-type="float">
            <text:p>0.493704</text:p>
          </table:table-cell>
          <table:table-cell office:value-type="float" office:value="0.498298" calcext:value-type="float">
            <text:p>0.498298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99175" calcext:value-type="float">
            <text:p>0.499175</text:p>
          </table:table-cell>
          <table:table-cell office:value-type="float" office:value="0.499996" calcext:value-type="float">
            <text:p>0.499996</text:p>
          </table:table-cell>
          <table:table-cell table:style-name="ce1" office:value-type="float" office:value="0.493648" calcext:value-type="float">
            <text:p>0.493648</text:p>
          </table:table-cell>
          <table:table-cell office:value-type="float" office:value="0.500235" calcext:value-type="float">
            <text:p>0.500235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98953" calcext:value-type="float">
            <text:p>0.498953</text:p>
          </table:table-cell>
          <table:table-cell office:value-type="float" office:value="0.500059" calcext:value-type="float">
            <text:p>0.500059</text:p>
          </table:table-cell>
          <table:table-cell table:style-name="ce1" office:value-type="float" office:value="0.493798" calcext:value-type="float">
            <text:p>0.493798</text:p>
          </table:table-cell>
          <table:table-cell office:value-type="float" office:value="0.500065" calcext:value-type="float">
            <text:p>0.500065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97769" calcext:value-type="float">
            <text:p>0.497769</text:p>
          </table:table-cell>
          <table:table-cell office:value-type="float" office:value="0.500209" calcext:value-type="float">
            <text:p>0.500209</text:p>
          </table:table-cell>
          <table:table-cell office:value-type="float" office:value="0.493601" calcext:value-type="float">
            <text:p>0.493601</text:p>
          </table:table-cell>
          <table:table-cell office:value-type="float" office:value="0.590909" calcext:value-type="float">
            <text:p>0.590909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4"/>
          <table:table-cell table:number-columns-repeated="9"/>
        </table:table-row>
        <table:table-row table:style-name="ro1">
          <table:table-cell table:style-name="ce3" office:value-type="string" calcext:value-type="string">
            <text:p>Random Energy Consumption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Simulation Time</text:p>
          </table:table-cell>
          <table:table-cell table:style-name="ce1" office:value-type="string" calcext:value-type="string">
            <text:p>DVR</text:p>
          </table:table-cell>
          <table:table-cell table:style-name="ce1" office:value-type="string" calcext:value-type="string">
            <text:p>LSR</text:p>
          </table:table-cell>
          <table:table-cell table:style-name="ce1" office:value-type="string" calcext:value-type="string">
            <text:p>AODV</text:p>
          </table:table-cell>
          <table:table-cell table:style-name="ce1" office:value-type="string" calcext:value-type="string">
            <text:p>DSDV</text:p>
          </table:table-cell>
          <table:table-cell table:number-columns-repeated="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2" office:value-type="float" office:value="6.035" calcext:value-type="float">
            <text:p>6.035</text:p>
          </table:table-cell>
          <table:table-cell office:value-type="float" office:value="8.1128" calcext:value-type="float">
            <text:p>8.1128</text:p>
          </table:table-cell>
          <table:table-cell office:value-type="float" office:value="8.1728" calcext:value-type="float">
            <text:p>8.1728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2.416" calcext:value-type="float">
            <text:p>12.416</text:p>
          </table:table-cell>
          <table:table-cell office:value-type="float" office:value="16.8672" calcext:value-type="float">
            <text:p>16.8672</text:p>
          </table:table-cell>
          <table:table-cell office:value-type="float" office:value="16.9184" calcext:value-type="float">
            <text:p>16.9184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7.202" calcext:value-type="float">
            <text:p>17.202</text:p>
          </table:table-cell>
          <table:table-cell office:value-type="float" office:value="25.6112" calcext:value-type="float">
            <text:p>25.6112</text:p>
          </table:table-cell>
          <table:table-cell office:value-type="float" office:value="25.6544" calcext:value-type="float">
            <text:p>25.6544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20.393" calcext:value-type="float">
            <text:p>20.393</text:p>
          </table:table-cell>
          <table:table-cell office:value-type="float" office:value="25.6832" calcext:value-type="float">
            <text:p>25.6832</text:p>
          </table:table-cell>
          <table:table-cell office:value-type="float" office:value="25.7184" calcext:value-type="float">
            <text:p>25.7184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.989644" calcext:value-type="float">
            <text:p>21.989644</text:p>
          </table:table-cell>
          <table:table-cell office:value-type="float" office:value="21.989" calcext:value-type="float">
            <text:p>21.989</text:p>
          </table:table-cell>
          <table:table-cell office:value-type="float" office:value="25.6912" calcext:value-type="float">
            <text:p>25.6912</text:p>
          </table:table-cell>
          <table:table-cell office:value-type="float" office:value="28.6112" calcext:value-type="float">
            <text:p>28.6112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(iii) <text:span text:style-name="T1">Grid PDR</text:span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mulation Time</text:p>
          </table:table-cell>
          <table:table-cell table:style-name="ce1" office:value-type="string" calcext:value-type="string">
            <text:p>DVR</text:p>
          </table:table-cell>
          <table:table-cell table:style-name="ce1" office:value-type="string" calcext:value-type="string">
            <text:p>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  <table:table-cell table:number-columns-repeated="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float" office:value="0.761501" calcext:value-type="float">
            <text:p>0.761501</text:p>
          </table:table-cell>
          <table:table-cell office:value-type="float" office:value="0.760164" calcext:value-type="float">
            <text:p>0.760164</text:p>
          </table:table-cell>
          <table:table-cell office:value-type="float" office:value="0.999438" calcext:value-type="float">
            <text:p>0.999438</text:p>
          </table:table-cell>
          <table:table-cell office:value-type="float" office:value="0.9823" calcext:value-type="float">
            <text:p>0.9823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0.764729" calcext:value-type="float">
            <text:p>0.764729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1" calcext:value-type="float">
            <text:p>1</text:p>
          </table:table-cell>
          <table:table-cell office:value-type="float" office:value="0.999437" calcext:value-type="float">
            <text:p>0.999437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0.764449" calcext:value-type="float">
            <text:p>0.764449</text:p>
          </table:table-cell>
          <table:table-cell office:value-type="float" office:value="0.764706" calcext:value-type="float">
            <text:p>0.7647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0.764481" calcext:value-type="float">
            <text:p>0.764481</text:p>
          </table:table-cell>
          <table:table-cell office:value-type="float" office:value="0.764771" calcext:value-type="float">
            <text:p>0.764771</text:p>
          </table:table-cell>
          <table:table-cell office:value-type="float" office:value="1.150943" calcext:value-type="float">
            <text:p>1.15094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764443" calcext:value-type="float">
            <text:p>0.764443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1" calcext:value-type="float">
            <text:p>1</text:p>
          </table:table-cell>
          <table:table-cell office:value-type="float" office:value="1.454545" calcext:value-type="float">
            <text:p>1.454545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3" office:value-type="string" calcext:value-type="string">
            <text:p>Grid PL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mulation Time</text:p>
          </table:table-cell>
          <table:table-cell table:style-name="ce1" office:value-type="string" calcext:value-type="string">
            <text:p>DVR</text:p>
          </table:table-cell>
          <table:table-cell table:style-name="ce1" office:value-type="string" calcext:value-type="string">
            <text:p>LSR</text:p>
          </table:table-cell>
          <table:table-cell table:style-name="ce1" office:value-type="string" calcext:value-type="string">
            <text:p>AODV</text:p>
          </table:table-cell>
          <table:table-cell table:style-name="ce1" office:value-type="string" calcext:value-type="string">
            <text:p>DSDV</text:p>
          </table:table-cell>
          <table:table-cell table:number-columns-repeated="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2" office:value-type="float" office:value="0.238499" calcext:value-type="float">
            <text:p>0.238499</text:p>
          </table:table-cell>
          <table:table-cell office:value-type="float" office:value="0.000562" calcext:value-type="float">
            <text:p>0.000562</text:p>
          </table:table-cell>
          <table:table-cell office:value-type="float" office:value="0.000563" calcext:value-type="float">
            <text:p>0.000563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.235271" calcext:value-type="float">
            <text:p>0.2352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.235551" calcext:value-type="float">
            <text:p>0.2355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235519" calcext:value-type="float">
            <text:p>0.235519</text:p>
          </table:table-cell>
          <table:table-cell office:value-type="float" office:value="0.150943" calcext:value-type="float">
            <text:p>0.150943</text:p>
          </table:table-cell>
          <table:table-cell office:value-type="float" office:value="0.454545" calcext:value-type="float">
            <text:p>0.454545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.235557" calcext:value-type="float">
            <text:p>0.235557</text:p>
          </table:table-cell>
          <table:table-cell office:value-type="float" office:value="0" calcext:value-type="float">
            <text:p>0</text:p>
          </table:table-cell>
          <table:table-cell office:value-type="float" office:value="0.235557" calcext:value-type="float">
            <text:p>0.235557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4"/>
          <table:table-cell table:number-columns-repeated="9"/>
        </table:table-row>
        <table:table-row table:style-name="ro1">
          <table:table-cell table:style-name="ce3" office:value-type="string" calcext:value-type="string">
            <text:p>Grid Routing Overhead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Simulation Time</text:p>
          </table:table-cell>
          <table:table-cell table:style-name="ce1" office:value-type="string" calcext:value-type="string">
            <text:p>DVR</text:p>
          </table:table-cell>
          <table:table-cell table:style-name="ce1" office:value-type="string" calcext:value-type="string">
            <text:p>LSR</text:p>
          </table:table-cell>
          <table:table-cell table:style-name="ce1" office:value-type="string" calcext:value-type="string">
            <text:p>AODV</text:p>
          </table:table-cell>
          <table:table-cell table:style-name="ce1" office:value-type="string" calcext:value-type="string">
            <text:p>DSDV</text:p>
          </table:table-cell>
          <table:table-cell table:number-columns-repeated="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0.48338" calcext:value-type="float">
            <text:p>0.48338</text:p>
          </table:table-cell>
          <table:table-cell office:value-type="float" office:value="0.476143" calcext:value-type="float">
            <text:p>0.476143</text:p>
          </table:table-cell>
          <table:table-cell office:value-type="float" office:value="0.48338" calcext:value-type="float">
            <text:p>0.48338</text:p>
          </table:table-cell>
          <table:table-cell office:value-type="float" office:value="0.497606" calcext:value-type="float">
            <text:p>0.497606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93704" calcext:value-type="float">
            <text:p>0.493704</text:p>
          </table:table-cell>
          <table:table-cell office:value-type="float" office:value="0.5" calcext:value-type="float">
            <text:p>0.5</text:p>
          </table:table-cell>
          <table:table-cell office:value-type="float" office:value="0.493704" calcext:value-type="float">
            <text:p>0.493704</text:p>
          </table:table-cell>
          <table:table-cell office:value-type="float" office:value="0.498298" calcext:value-type="float">
            <text:p>0.498298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0.493648" calcext:value-type="float">
            <text:p>0.493648</text:p>
          </table:table-cell>
          <table:table-cell office:value-type="float" office:value="0.5" calcext:value-type="float">
            <text:p>0.5</text:p>
          </table:table-cell>
          <table:table-cell table:style-name="ce1" office:value-type="float" office:value="0.493648" calcext:value-type="float">
            <text:p>0.493648</text:p>
          </table:table-cell>
          <table:table-cell office:value-type="float" office:value="0.500235" calcext:value-type="float">
            <text:p>0.500235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0.493798" calcext:value-type="float">
            <text:p>0.493798</text:p>
          </table:table-cell>
          <table:table-cell office:value-type="float" office:value="0.500104" calcext:value-type="float">
            <text:p>0.500104</text:p>
          </table:table-cell>
          <table:table-cell table:style-name="ce1" office:value-type="float" office:value="0.493798" calcext:value-type="float">
            <text:p>0.493798</text:p>
          </table:table-cell>
          <table:table-cell office:value-type="float" office:value="0.500065" calcext:value-type="float">
            <text:p>0.500065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93601" calcext:value-type="float">
            <text:p>0.493601</text:p>
          </table:table-cell>
          <table:table-cell office:value-type="float" office:value="0.5" calcext:value-type="float">
            <text:p>0.5</text:p>
          </table:table-cell>
          <table:table-cell office:value-type="float" office:value="0.493601" calcext:value-type="float">
            <text:p>0.493601</text:p>
          </table:table-cell>
          <table:table-cell office:value-type="float" office:value="0.590909" calcext:value-type="float">
            <text:p>0.590909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4"/>
          <table:table-cell table:number-columns-repeated="9"/>
        </table:table-row>
        <table:table-row table:style-name="ro1">
          <table:table-cell table:style-name="ce3" office:value-type="string" calcext:value-type="string">
            <text:p>Grid Energy Consumption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Simulation Time</text:p>
          </table:table-cell>
          <table:table-cell table:style-name="ce1" office:value-type="string" calcext:value-type="string">
            <text:p>DVR</text:p>
          </table:table-cell>
          <table:table-cell table:style-name="ce1" office:value-type="string" calcext:value-type="string">
            <text:p>LSR</text:p>
          </table:table-cell>
          <table:table-cell table:style-name="ce1" office:value-type="string" calcext:value-type="string">
            <text:p>AODV</text:p>
          </table:table-cell>
          <table:table-cell table:style-name="ce1" office:value-type="string" calcext:value-type="string">
            <text:p>DSDV</text:p>
          </table:table-cell>
          <table:table-cell table:number-columns-repeated="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7.5896" calcext:value-type="float">
            <text:p>7.5896</text:p>
          </table:table-cell>
          <table:table-cell office:value-type="float" office:value="7.8432" calcext:value-type="float">
            <text:p>7.8432</text:p>
          </table:table-cell>
          <table:table-cell office:value-type="float" office:value="8.1128" calcext:value-type="float">
            <text:p>8.1128</text:p>
          </table:table-cell>
          <table:table-cell office:value-type="float" office:value="8.1728" calcext:value-type="float">
            <text:p>8.1728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3212" calcext:value-type="float">
            <text:p>15.3212</text:p>
          </table:table-cell>
          <table:table-cell table:style-name="ce1" office:value-type="float" office:value="15.536" calcext:value-type="float">
            <text:p>15.536</text:p>
          </table:table-cell>
          <table:table-cell office:value-type="float" office:value="16.8672" calcext:value-type="float">
            <text:p>16.8672</text:p>
          </table:table-cell>
          <table:table-cell office:value-type="float" office:value="16.9184" calcext:value-type="float">
            <text:p>16.9184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.054" calcext:value-type="float">
            <text:p>23.054</text:p>
          </table:table-cell>
          <table:table-cell table:style-name="ce1" office:value-type="float" office:value="23.2288" calcext:value-type="float">
            <text:p>23.2288</text:p>
          </table:table-cell>
          <table:table-cell office:value-type="float" office:value="25.6112" calcext:value-type="float">
            <text:p>25.6112</text:p>
          </table:table-cell>
          <table:table-cell office:value-type="float" office:value="25.6544" calcext:value-type="float">
            <text:p>25.6544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.7836" calcext:value-type="float">
            <text:p>30.7836</text:p>
          </table:table-cell>
          <table:table-cell office:value-type="float" office:value="30.9184" calcext:value-type="float">
            <text:p>30.9184</text:p>
          </table:table-cell>
          <table:table-cell office:value-type="float" office:value="25.6832" calcext:value-type="float">
            <text:p>25.6832</text:p>
          </table:table-cell>
          <table:table-cell office:value-type="float" office:value="25.7184" calcext:value-type="float">
            <text:p>25.7184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.5144" calcext:value-type="float">
            <text:p>38.5144</text:p>
          </table:table-cell>
          <table:table-cell office:value-type="float" office:value="38.6112" calcext:value-type="float">
            <text:p>38.6112</text:p>
          </table:table-cell>
          <table:table-cell office:value-type="float" office:value="25.6912" calcext:value-type="float">
            <text:p>25.6912</text:p>
          </table:table-cell>
          <table:table-cell office:value-type="float" office:value="28.6112" calcext:value-type="float">
            <text:p>28.611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7T09:35:18.713630089</meta:creation-date>
    <dc:date>2022-10-17T11:14:45.600135688</dc:date>
    <meta:editing-duration>PT1H8M10S</meta:editing-duration>
    <meta:editing-cycles>10</meta:editing-cycles>
    <meta:generator>LibreOffice/6.4.7.2$Linux_X86_64 LibreOffice_project/40$Build-2</meta:generator>
    <meta:document-statistic meta:table-count="1" meta:cell-count="374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876cm" svg:height="4.441cm" xlink:href=".." xlink:type="simple" chart:class="chart:scatter" chart:style-name="ch1">
        <chart:legend chart:legend-position="end" svg:x="5.553cm" svg:y="1.174cm" style:legend-expansion="high" chart:style-name="ch2"/>
        <chart:plot-area chart:style-name="ch3" table:cell-range-address="Sheet1.A6:Sheet1.E11" chart:data-source-has-labels="row" svg:x="0.157cm" svg:y="0.088cm" svg:width="5.239cm" svg:height="4.265cm">
          <chartooo:coordinate-region svg:x="0.884cm" svg:y="0.209cm" svg:width="4.371cm" svg:height="3.1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7:Sheet1.B11" chart:label-cell-address="Sheet1.B6:Sheet1.B6" chart:class="chart:scatter">
            <chart:domain table:cell-range-address="Sheet1.A7:Sheet1.A11"/>
            <chart:data-point chart:repeated="5"/>
          </chart:series>
          <chart:series chart:style-name="ch7" chart:values-cell-range-address="Sheet1.C7:Sheet1.C11" chart:label-cell-address="Sheet1.C6:Sheet1.C6" chart:class="chart:scatter">
            <chart:data-point chart:repeated="5"/>
          </chart:series>
          <chart:series chart:style-name="ch8" chart:values-cell-range-address="Sheet1.D7:Sheet1.D11" chart:label-cell-address="Sheet1.D6:Sheet1.D6" chart:class="chart:scatter">
            <chart:data-point chart:repeated="5"/>
          </chart:series>
          <chart:series chart:style-name="ch9" chart:values-cell-range-address="Sheet1.E7:Sheet1.E11" chart:label-cell-address="Sheet1.E6:Sheet1.E6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VR</text:p>
                <draw:g>
                  <svg:desc>Sheet1.B6:Sheet1.B6</svg:desc>
                </draw:g>
              </table:table-cell>
              <table:table-cell office:value-type="string">
                <text:p>LSR</text:p>
                <draw:g>
                  <svg:desc>Sheet1.C6:Sheet1.C6</svg:desc>
                </draw:g>
              </table:table-cell>
              <table:table-cell office:value-type="string">
                <text:p>AODV</text:p>
                <draw:g>
                  <svg:desc>Sheet1.D6:Sheet1.D6</svg:desc>
                </draw:g>
              </table:table-cell>
              <table:table-cell office:value-type="string">
                <text:p>DSDV</text:p>
                <draw:g>
                  <svg:desc>Sheet1.E6:Sheet1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7:Sheet1.A11</svg:desc>
                </draw:g>
              </table:table-cell>
              <table:table-cell office:value-type="float" office:value="0.999438">
                <text:p>0.999438</text:p>
                <draw:g>
                  <svg:desc>Sheet1.B7:Sheet1.B11</svg:desc>
                </draw:g>
              </table:table-cell>
              <table:table-cell office:value-type="float" office:value="0.9823">
                <text:p>0.9823</text:p>
                <draw:g>
                  <svg:desc>Sheet1.C7:Sheet1.C11</svg:desc>
                </draw:g>
              </table:table-cell>
              <table:table-cell office:value-type="float" office:value="0.761501">
                <text:p>0.761501</text:p>
                <draw:g>
                  <svg:desc>Sheet1.D7:Sheet1.D11</svg:desc>
                </draw:g>
              </table:table-cell>
              <table:table-cell office:value-type="float" office:value="0.760164">
                <text:p>0.760164</text:p>
                <draw:g>
                  <svg:desc>Sheet1.E7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999437">
                <text:p>0.999437</text:p>
              </table:table-cell>
              <table:table-cell office:value-type="float" office:value="0.764729">
                <text:p>0.764729</text:p>
              </table:table-cell>
              <table:table-cell office:value-type="float" office:value="0.764706">
                <text:p>0.764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64449">
                <text:p>0.764449</text:p>
              </table:table-cell>
              <table:table-cell office:value-type="float" office:value="0.764706">
                <text:p>0.764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.150943">
                <text:p>1.150943</text:p>
              </table:table-cell>
              <table:table-cell office:value-type="float" office:value="1">
                <text:p>1</text:p>
              </table:table-cell>
              <table:table-cell office:value-type="float" office:value="0.764481">
                <text:p>0.764481</text:p>
              </table:table-cell>
              <table:table-cell office:value-type="float" office:value="0.764771">
                <text:p>0.764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.454545">
                <text:p>1.454545</text:p>
              </table:table-cell>
              <table:table-cell office:value-type="float" office:value="0.764443">
                <text:p>0.764443</text:p>
              </table:table-cell>
              <table:table-cell office:value-type="float" office:value="0.764706">
                <text:p>0.7647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156cm" svg:height="5.043cm" xlink:href=".." xlink:type="simple" chart:class="chart:scatter" chart:style-name="ch1">
        <chart:legend chart:legend-position="end" svg:x="5.833cm" svg:y="1.475cm" style:legend-expansion="high" chart:style-name="ch2"/>
        <chart:plot-area chart:style-name="ch3" table:cell-range-address="Sheet1.A79:Sheet1.E84" chart:data-source-has-labels="row" svg:x="0.163cm" svg:y="0.1cm" svg:width="5.507cm" svg:height="4.843cm">
          <chartooo:coordinate-region svg:x="0.89cm" svg:y="0.221cm" svg:width="4.639cm" svg:height="3.7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80:Sheet1.B84" chart:label-cell-address="Sheet1.B79:Sheet1.B79" chart:class="chart:scatter">
            <chart:domain table:cell-range-address="Sheet1.A80:Sheet1.A84"/>
            <chart:data-point chart:repeated="5"/>
          </chart:series>
          <chart:series chart:style-name="ch7" chart:values-cell-range-address="Sheet1.C80:Sheet1.C84" chart:label-cell-address="Sheet1.C79:Sheet1.C79" chart:class="chart:scatter">
            <chart:data-point chart:repeated="5"/>
          </chart:series>
          <chart:series chart:style-name="ch8" chart:values-cell-range-address="Sheet1.D80:Sheet1.D84" chart:label-cell-address="Sheet1.D79:Sheet1.D79" chart:class="chart:scatter">
            <chart:data-point chart:repeated="5"/>
          </chart:series>
          <chart:series chart:style-name="ch9" chart:values-cell-range-address="Sheet1.E80:Sheet1.E84" chart:label-cell-address="Sheet1.E79:Sheet1.E79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VR</text:p>
                <draw:g>
                  <svg:desc>Sheet1.B79:Sheet1.B79</svg:desc>
                </draw:g>
              </table:table-cell>
              <table:table-cell office:value-type="string">
                <text:p>LSR</text:p>
                <draw:g>
                  <svg:desc>Sheet1.C79:Sheet1.C79</svg:desc>
                </draw:g>
              </table:table-cell>
              <table:table-cell office:value-type="string">
                <text:p>AODV</text:p>
                <draw:g>
                  <svg:desc>Sheet1.D79:Sheet1.D79</svg:desc>
                </draw:g>
              </table:table-cell>
              <table:table-cell office:value-type="string">
                <text:p>DSDV</text:p>
                <draw:g>
                  <svg:desc>Sheet1.E79:Sheet1.E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80:Sheet1.A84</svg:desc>
                </draw:g>
              </table:table-cell>
              <table:table-cell office:value-type="float" office:value="0.238499">
                <text:p>0.238499</text:p>
                <draw:g>
                  <svg:desc>Sheet1.B80:Sheet1.B84</svg:desc>
                </draw:g>
              </table:table-cell>
              <table:table-cell office:value-type="float" office:value="0.238499">
                <text:p>0.238499</text:p>
                <draw:g>
                  <svg:desc>Sheet1.C80:Sheet1.C84</svg:desc>
                </draw:g>
              </table:table-cell>
              <table:table-cell office:value-type="float" office:value="0.000562">
                <text:p>0.000562</text:p>
                <draw:g>
                  <svg:desc>Sheet1.D80:Sheet1.D84</svg:desc>
                </draw:g>
              </table:table-cell>
              <table:table-cell office:value-type="float" office:value="0.000563">
                <text:p>0.000563</text:p>
                <draw:g>
                  <svg:desc>Sheet1.E80:Sheet1.E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235271">
                <text:p>0.235271</text:p>
              </table:table-cell>
              <table:table-cell office:value-type="float" office:value="0.235271">
                <text:p>0.235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235551">
                <text:p>0.235551</text:p>
              </table:table-cell>
              <table:table-cell office:value-type="float" office:value="0.235551">
                <text:p>0.235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235519">
                <text:p>0.235519</text:p>
              </table:table-cell>
              <table:table-cell office:value-type="float" office:value="0.235519">
                <text:p>0.235519</text:p>
              </table:table-cell>
              <table:table-cell office:value-type="float" office:value="0.150943">
                <text:p>0.150943</text:p>
              </table:table-cell>
              <table:table-cell office:value-type="float" office:value="0.454545">
                <text:p>0.454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235557">
                <text:p>0.235557</text:p>
              </table:table-cell>
              <table:table-cell office:value-type="float" office:value="0.235557">
                <text:p>0.235557</text:p>
              </table:table-cell>
              <table:table-cell office:value-type="float" office:value="0">
                <text:p>0</text:p>
              </table:table-cell>
              <table:table-cell office:value-type="float" office:value="0.235557">
                <text:p>0.2355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291cm" svg:height="3.865cm" xlink:href=".." xlink:type="simple" chart:class="chart:scatter" chart:style-name="ch1">
        <chart:legend chart:legend-position="end" svg:x="3.968cm" svg:y="0.886cm" style:legend-expansion="high" chart:style-name="ch2"/>
        <chart:plot-area chart:style-name="ch3" table:cell-range-address="Sheet1.A87:Sheet1.E92" chart:data-source-has-labels="row" svg:x="0.125cm" svg:y="0.077cm" svg:width="3.718cm" svg:height="3.711cm">
          <chartooo:coordinate-region svg:x="0.852cm" svg:y="0.198cm" svg:width="2.851cm" svg:height="2.5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88:Sheet1.B92" chart:label-cell-address="Sheet1.B87:Sheet1.B87" chart:class="chart:scatter">
            <chart:domain table:cell-range-address="Sheet1.A88:Sheet1.A92"/>
            <chart:data-point chart:repeated="5"/>
          </chart:series>
          <chart:series chart:style-name="ch7" chart:values-cell-range-address="Sheet1.C88:Sheet1.C92" chart:label-cell-address="Sheet1.C87:Sheet1.C87" chart:class="chart:scatter">
            <chart:data-point chart:repeated="5"/>
          </chart:series>
          <chart:series chart:style-name="ch8" chart:values-cell-range-address="Sheet1.D88:Sheet1.D92" chart:label-cell-address="Sheet1.D87:Sheet1.D87" chart:class="chart:scatter">
            <chart:data-point chart:repeated="5"/>
          </chart:series>
          <chart:series chart:style-name="ch9" chart:values-cell-range-address="Sheet1.E88:Sheet1.E92" chart:label-cell-address="Sheet1.E87:Sheet1.E87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VR</text:p>
                <draw:g>
                  <svg:desc>Sheet1.B87:Sheet1.B87</svg:desc>
                </draw:g>
              </table:table-cell>
              <table:table-cell office:value-type="string">
                <text:p>LSR</text:p>
                <draw:g>
                  <svg:desc>Sheet1.C87:Sheet1.C87</svg:desc>
                </draw:g>
              </table:table-cell>
              <table:table-cell office:value-type="string">
                <text:p>AODV</text:p>
                <draw:g>
                  <svg:desc>Sheet1.D87:Sheet1.D87</svg:desc>
                </draw:g>
              </table:table-cell>
              <table:table-cell office:value-type="string">
                <text:p>DSDV</text:p>
                <draw:g>
                  <svg:desc>Sheet1.E87:Sheet1.E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88:Sheet1.A92</svg:desc>
                </draw:g>
              </table:table-cell>
              <table:table-cell office:value-type="float" office:value="0.48338">
                <text:p>0.48338</text:p>
                <draw:g>
                  <svg:desc>Sheet1.B88:Sheet1.B92</svg:desc>
                </draw:g>
              </table:table-cell>
              <table:table-cell office:value-type="float" office:value="0.476143">
                <text:p>0.476143</text:p>
                <draw:g>
                  <svg:desc>Sheet1.C88:Sheet1.C92</svg:desc>
                </draw:g>
              </table:table-cell>
              <table:table-cell office:value-type="float" office:value="0.48338">
                <text:p>0.48338</text:p>
                <draw:g>
                  <svg:desc>Sheet1.D88:Sheet1.D92</svg:desc>
                </draw:g>
              </table:table-cell>
              <table:table-cell office:value-type="float" office:value="0.497606">
                <text:p>0.497606</text:p>
                <draw:g>
                  <svg:desc>Sheet1.E88:Sheet1.E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493704">
                <text:p>0.493704</text:p>
              </table:table-cell>
              <table:table-cell office:value-type="float" office:value="0.5">
                <text:p>0.5</text:p>
              </table:table-cell>
              <table:table-cell office:value-type="float" office:value="0.493704">
                <text:p>0.493704</text:p>
              </table:table-cell>
              <table:table-cell office:value-type="float" office:value="0.498298">
                <text:p>0.4982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493648">
                <text:p>0.493648</text:p>
              </table:table-cell>
              <table:table-cell office:value-type="float" office:value="0.5">
                <text:p>0.5</text:p>
              </table:table-cell>
              <table:table-cell office:value-type="float" office:value="0.493648">
                <text:p>0.493648</text:p>
              </table:table-cell>
              <table:table-cell office:value-type="float" office:value="0.500235">
                <text:p>0.5002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493798">
                <text:p>0.493798</text:p>
              </table:table-cell>
              <table:table-cell office:value-type="float" office:value="0.500104">
                <text:p>0.500104</text:p>
              </table:table-cell>
              <table:table-cell office:value-type="float" office:value="0.493798">
                <text:p>0.493798</text:p>
              </table:table-cell>
              <table:table-cell office:value-type="float" office:value="0.500065">
                <text:p>0.500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493601">
                <text:p>0.493601</text:p>
              </table:table-cell>
              <table:table-cell office:value-type="float" office:value="0.5">
                <text:p>0.5</text:p>
              </table:table-cell>
              <table:table-cell office:value-type="float" office:value="0.493601">
                <text:p>0.493601</text:p>
              </table:table-cell>
              <table:table-cell office:value-type="float" office:value="0.590909">
                <text:p>0.59090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629cm" svg:height="5.294cm" xlink:href=".." xlink:type="simple" chart:class="chart:scatter" chart:style-name="ch1">
        <chart:legend chart:legend-position="end" svg:x="6.306cm" svg:y="1.601cm" style:legend-expansion="high" chart:style-name="ch2"/>
        <chart:plot-area chart:style-name="ch3" table:cell-range-address="Sheet1.A95:Sheet1.E100" chart:data-source-has-labels="row" svg:x="0.172cm" svg:y="0.105cm" svg:width="5.962cm" svg:height="5.084cm">
          <chartooo:coordinate-region svg:x="0.793cm" svg:y="0.226cm" svg:width="5.2cm" svg:height="3.9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96:Sheet1.B100" chart:label-cell-address="Sheet1.B95:Sheet1.B95" chart:class="chart:scatter">
            <chart:domain table:cell-range-address="Sheet1.A96:Sheet1.A100"/>
            <chart:data-point chart:repeated="5"/>
          </chart:series>
          <chart:series chart:style-name="ch7" chart:values-cell-range-address="Sheet1.C96:Sheet1.C100" chart:label-cell-address="Sheet1.C95:Sheet1.C95" chart:class="chart:scatter">
            <chart:data-point chart:repeated="5"/>
          </chart:series>
          <chart:series chart:style-name="ch8" chart:values-cell-range-address="Sheet1.D96:Sheet1.D100" chart:label-cell-address="Sheet1.D95:Sheet1.D95" chart:class="chart:scatter">
            <chart:data-point chart:repeated="5"/>
          </chart:series>
          <chart:series chart:style-name="ch9" chart:values-cell-range-address="Sheet1.E96:Sheet1.E100" chart:label-cell-address="Sheet1.E95:Sheet1.E9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VR</text:p>
                <draw:g>
                  <svg:desc>Sheet1.B95:Sheet1.B95</svg:desc>
                </draw:g>
              </table:table-cell>
              <table:table-cell office:value-type="string">
                <text:p>LSR</text:p>
                <draw:g>
                  <svg:desc>Sheet1.C95:Sheet1.C95</svg:desc>
                </draw:g>
              </table:table-cell>
              <table:table-cell office:value-type="string">
                <text:p>AODV</text:p>
                <draw:g>
                  <svg:desc>Sheet1.D95:Sheet1.D95</svg:desc>
                </draw:g>
              </table:table-cell>
              <table:table-cell office:value-type="string">
                <text:p>DSDV</text:p>
                <draw:g>
                  <svg:desc>Sheet1.E95:Sheet1.E9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96:Sheet1.A100</svg:desc>
                </draw:g>
              </table:table-cell>
              <table:table-cell office:value-type="float" office:value="7.5896">
                <text:p>7.5896</text:p>
                <draw:g>
                  <svg:desc>Sheet1.B96:Sheet1.B100</svg:desc>
                </draw:g>
              </table:table-cell>
              <table:table-cell office:value-type="float" office:value="7.8432">
                <text:p>7.8432</text:p>
                <draw:g>
                  <svg:desc>Sheet1.C96:Sheet1.C100</svg:desc>
                </draw:g>
              </table:table-cell>
              <table:table-cell office:value-type="float" office:value="8.1128">
                <text:p>8.1128</text:p>
                <draw:g>
                  <svg:desc>Sheet1.D96:Sheet1.D100</svg:desc>
                </draw:g>
              </table:table-cell>
              <table:table-cell office:value-type="float" office:value="8.1728">
                <text:p>8.1728</text:p>
                <draw:g>
                  <svg:desc>Sheet1.E96:Sheet1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5.3212">
                <text:p>15.3212</text:p>
              </table:table-cell>
              <table:table-cell office:value-type="float" office:value="15.536">
                <text:p>15.536</text:p>
              </table:table-cell>
              <table:table-cell office:value-type="float" office:value="16.8672">
                <text:p>16.8672</text:p>
              </table:table-cell>
              <table:table-cell office:value-type="float" office:value="16.9184">
                <text:p>16.9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23.054">
                <text:p>23.054</text:p>
              </table:table-cell>
              <table:table-cell office:value-type="float" office:value="23.2288">
                <text:p>23.2288</text:p>
              </table:table-cell>
              <table:table-cell office:value-type="float" office:value="25.6112">
                <text:p>25.6112</text:p>
              </table:table-cell>
              <table:table-cell office:value-type="float" office:value="25.6544">
                <text:p>25.6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30.7836">
                <text:p>30.7836</text:p>
              </table:table-cell>
              <table:table-cell office:value-type="float" office:value="30.9184">
                <text:p>30.9184</text:p>
              </table:table-cell>
              <table:table-cell office:value-type="float" office:value="25.6832">
                <text:p>25.6832</text:p>
              </table:table-cell>
              <table:table-cell office:value-type="float" office:value="25.7184">
                <text:p>25.7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38.5144">
                <text:p>38.5144</text:p>
              </table:table-cell>
              <table:table-cell office:value-type="float" office:value="38.6112">
                <text:p>38.6112</text:p>
              </table:table-cell>
              <table:table-cell office:value-type="float" office:value="25.6912">
                <text:p>25.6912</text:p>
              </table:table-cell>
              <table:table-cell office:value-type="float" office:value="28.6112">
                <text:p>28.611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606cm" svg:height="4.058cm" xlink:href=".." xlink:type="simple" chart:class="chart:scatter" chart:style-name="ch1">
        <chart:legend chart:legend-position="end" svg:x="4.283cm" svg:y="0.983cm" style:legend-expansion="high" chart:style-name="ch2"/>
        <chart:plot-area chart:style-name="ch3" table:cell-range-address="Sheet1.A14:Sheet1.E19" chart:data-source-has-labels="row" svg:x="0.132cm" svg:y="0.081cm" svg:width="4.019cm" svg:height="3.896cm">
          <chartooo:coordinate-region svg:x="0.859cm" svg:y="0.202cm" svg:width="3.151cm" svg:height="2.7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5:Sheet1.B19" chart:label-cell-address="Sheet1.B14:Sheet1.B14" chart:class="chart:scatter">
            <chart:domain table:cell-range-address="Sheet1.A15:Sheet1.A19"/>
            <chart:data-point chart:repeated="5"/>
          </chart:series>
          <chart:series chart:style-name="ch7" chart:values-cell-range-address="Sheet1.C15:Sheet1.C19" chart:label-cell-address="Sheet1.C14:Sheet1.C14" chart:class="chart:scatter">
            <chart:data-point chart:repeated="5"/>
          </chart:series>
          <chart:series chart:style-name="ch8" chart:values-cell-range-address="Sheet1.D15:Sheet1.D19" chart:label-cell-address="Sheet1.D14:Sheet1.D14" chart:class="chart:scatter">
            <chart:data-point chart:repeated="5"/>
          </chart:series>
          <chart:series chart:style-name="ch9" chart:values-cell-range-address="Sheet1.E15:Sheet1.E19" chart:label-cell-address="Sheet1.E14:Sheet1.E14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VR</text:p>
                <draw:g>
                  <svg:desc>Sheet1.B14:Sheet1.B14</svg:desc>
                </draw:g>
              </table:table-cell>
              <table:table-cell office:value-type="string">
                <text:p>LSR</text:p>
                <draw:g>
                  <svg:desc>Sheet1.C14:Sheet1.C14</svg:desc>
                </draw:g>
              </table:table-cell>
              <table:table-cell office:value-type="string">
                <text:p>AODV</text:p>
                <draw:g>
                  <svg:desc>Sheet1.D14:Sheet1.D14</svg:desc>
                </draw:g>
              </table:table-cell>
              <table:table-cell office:value-type="string">
                <text:p>DSDV</text:p>
                <draw:g>
                  <svg:desc>Sheet1.E14:Sheet1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15:Sheet1.A19</svg:desc>
                </draw:g>
              </table:table-cell>
              <table:table-cell office:value-type="float" office:value="0.000562">
                <text:p>0.000562</text:p>
                <draw:g>
                  <svg:desc>Sheet1.B15:Sheet1.B19</svg:desc>
                </draw:g>
              </table:table-cell>
              <table:table-cell office:value-type="float" office:value="0.000563">
                <text:p>0.000563</text:p>
                <draw:g>
                  <svg:desc>Sheet1.C15:Sheet1.C19</svg:desc>
                </draw:g>
              </table:table-cell>
              <table:table-cell office:value-type="float" office:value="0.238499">
                <text:p>0.238499</text:p>
                <draw:g>
                  <svg:desc>Sheet1.D15:Sheet1.D19</svg:desc>
                </draw:g>
              </table:table-cell>
              <table:table-cell office:value-type="float" office:value="0.238499">
                <text:p>0.238499</text:p>
                <draw:g>
                  <svg:desc>Sheet1.E15:Sheet1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5271">
                <text:p>0.235271</text:p>
              </table:table-cell>
              <table:table-cell office:value-type="float" office:value="0.235271">
                <text:p>0.235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5551">
                <text:p>0.235551</text:p>
              </table:table-cell>
              <table:table-cell office:value-type="float" office:value="0.235551">
                <text:p>0.235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150943">
                <text:p>0.150943</text:p>
              </table:table-cell>
              <table:table-cell office:value-type="float" office:value="0.454545">
                <text:p>0.454545</text:p>
              </table:table-cell>
              <table:table-cell office:value-type="float" office:value="0.235519">
                <text:p>0.235519</text:p>
              </table:table-cell>
              <table:table-cell office:value-type="float" office:value="0.235519">
                <text:p>0.235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235557">
                <text:p>0.235557</text:p>
              </table:table-cell>
              <table:table-cell office:value-type="float" office:value="0.235557">
                <text:p>0.235557</text:p>
              </table:table-cell>
              <table:table-cell office:value-type="float" office:value="0.235557">
                <text:p>0.2355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634cm" svg:height="4.416cm" xlink:href=".." xlink:type="simple" chart:class="chart:scatter" chart:style-name="ch1">
        <chart:legend chart:legend-position="end" svg:x="5.311cm" svg:y="1.162cm" style:legend-expansion="high" chart:style-name="ch2"/>
        <chart:plot-area chart:style-name="ch3" table:cell-range-address="Sheet1.A22:Sheet1.E27" chart:data-source-has-labels="row" svg:x="0.152cm" svg:y="0.088cm" svg:width="5.007cm" svg:height="4.24cm">
          <chartooo:coordinate-region svg:x="0.879cm" svg:y="0.209cm" svg:width="4.139cm" svg:height="3.1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3:Sheet1.B27" chart:label-cell-address="Sheet1.B22:Sheet1.B22" chart:class="chart:scatter">
            <chart:domain table:cell-range-address="Sheet1.A23:Sheet1.A27"/>
            <chart:data-point chart:repeated="5"/>
          </chart:series>
          <chart:series chart:style-name="ch7" chart:values-cell-range-address="Sheet1.C23:Sheet1.C27" chart:label-cell-address="Sheet1.C22:Sheet1.C22" chart:class="chart:scatter">
            <chart:data-point chart:repeated="5"/>
          </chart:series>
          <chart:series chart:style-name="ch8" chart:values-cell-range-address="Sheet1.D23:Sheet1.D27" chart:label-cell-address="Sheet1.D22:Sheet1.D22" chart:class="chart:scatter">
            <chart:data-point chart:repeated="5"/>
          </chart:series>
          <chart:series chart:style-name="ch9" chart:values-cell-range-address="Sheet1.E23:Sheet1.E27" chart:label-cell-address="Sheet1.E22:Sheet1.E22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VR</text:p>
                <draw:g>
                  <svg:desc>Sheet1.B22:Sheet1.B22</svg:desc>
                </draw:g>
              </table:table-cell>
              <table:table-cell office:value-type="string">
                <text:p>LSR</text:p>
                <draw:g>
                  <svg:desc>Sheet1.C22:Sheet1.C22</svg:desc>
                </draw:g>
              </table:table-cell>
              <table:table-cell office:value-type="string">
                <text:p>AODV</text:p>
                <draw:g>
                  <svg:desc>Sheet1.D22:Sheet1.D22</svg:desc>
                </draw:g>
              </table:table-cell>
              <table:table-cell office:value-type="string">
                <text:p>DSDV</text:p>
                <draw:g>
                  <svg:desc>Sheet1.E22:Sheet1.E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23:Sheet1.A27</svg:desc>
                </draw:g>
              </table:table-cell>
              <table:table-cell office:value-type="float" office:value="0.48338">
                <text:p>0.48338</text:p>
                <draw:g>
                  <svg:desc>Sheet1.B23:Sheet1.B27</svg:desc>
                </draw:g>
              </table:table-cell>
              <table:table-cell office:value-type="float" office:value="0.497606">
                <text:p>0.497606</text:p>
                <draw:g>
                  <svg:desc>Sheet1.C23:Sheet1.C27</svg:desc>
                </draw:g>
              </table:table-cell>
              <table:table-cell office:value-type="float" office:value="0.48338">
                <text:p>0.48338</text:p>
                <draw:g>
                  <svg:desc>Sheet1.D23:Sheet1.D27</svg:desc>
                </draw:g>
              </table:table-cell>
              <table:table-cell office:value-type="float" office:value="0.476143">
                <text:p>0.476143</text:p>
                <draw:g>
                  <svg:desc>Sheet1.E23:Sheet1.E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493704">
                <text:p>0.493704</text:p>
              </table:table-cell>
              <table:table-cell office:value-type="float" office:value="0.498298">
                <text:p>0.498298</text:p>
              </table:table-cell>
              <table:table-cell office:value-type="float" office:value="0.493704">
                <text:p>0.4937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493648">
                <text:p>0.493648</text:p>
              </table:table-cell>
              <table:table-cell office:value-type="float" office:value="0.500235">
                <text:p>0.500235</text:p>
              </table:table-cell>
              <table:table-cell office:value-type="float" office:value="0.493648">
                <text:p>0.4936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493798">
                <text:p>0.493798</text:p>
              </table:table-cell>
              <table:table-cell office:value-type="float" office:value="0.500065">
                <text:p>0.500065</text:p>
              </table:table-cell>
              <table:table-cell office:value-type="float" office:value="0.493798">
                <text:p>0.493798</text:p>
              </table:table-cell>
              <table:table-cell office:value-type="float" office:value="0.500104">
                <text:p>0.500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493601">
                <text:p>0.493601</text:p>
              </table:table-cell>
              <table:table-cell office:value-type="float" office:value="0.590909">
                <text:p>0.590909</text:p>
              </table:table-cell>
              <table:table-cell office:value-type="float" office:value="0.493601">
                <text:p>0.493601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988cm" svg:height="4.29cm" xlink:href=".." xlink:type="simple" chart:class="chart:scatter" chart:style-name="ch1">
        <chart:legend chart:legend-position="end" svg:x="4.665cm" svg:y="1.099cm" style:legend-expansion="high" chart:style-name="ch2"/>
        <chart:plot-area chart:style-name="ch3" table:cell-range-address="Sheet1.A30:Sheet1.E35" chart:data-source-has-labels="row" svg:x="0.139cm" svg:y="0.085cm" svg:width="4.387cm" svg:height="4.12cm">
          <chartooo:coordinate-region svg:x="0.76cm" svg:y="0.206cm" svg:width="3.626cm" svg:height="2.9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1:Sheet1.B35" chart:label-cell-address="Sheet1.B30:Sheet1.B30" chart:class="chart:scatter">
            <chart:domain table:cell-range-address="Sheet1.A31:Sheet1.A35"/>
            <chart:data-point chart:repeated="5"/>
          </chart:series>
          <chart:series chart:style-name="ch7" chart:values-cell-range-address="Sheet1.C31:Sheet1.C35" chart:label-cell-address="Sheet1.C30:Sheet1.C30" chart:class="chart:scatter">
            <chart:data-point chart:repeated="5"/>
          </chart:series>
          <chart:series chart:style-name="ch8" chart:values-cell-range-address="Sheet1.D31:Sheet1.D35" chart:label-cell-address="Sheet1.D30:Sheet1.D30" chart:class="chart:scatter">
            <chart:data-point chart:repeated="5"/>
          </chart:series>
          <chart:series chart:style-name="ch9" chart:values-cell-range-address="Sheet1.E31:Sheet1.E35" chart:label-cell-address="Sheet1.E30:Sheet1.E30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VR</text:p>
                <draw:g>
                  <svg:desc>Sheet1.B30:Sheet1.B30</svg:desc>
                </draw:g>
              </table:table-cell>
              <table:table-cell office:value-type="string">
                <text:p>LSR</text:p>
                <draw:g>
                  <svg:desc>Sheet1.C30:Sheet1.C30</svg:desc>
                </draw:g>
              </table:table-cell>
              <table:table-cell office:value-type="string">
                <text:p>AODV</text:p>
                <draw:g>
                  <svg:desc>Sheet1.D30:Sheet1.D30</svg:desc>
                </draw:g>
              </table:table-cell>
              <table:table-cell office:value-type="string">
                <text:p>DSDV</text:p>
                <draw:g>
                  <svg:desc>Sheet1.E30:Sheet1.E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31:Sheet1.A35</svg:desc>
                </draw:g>
              </table:table-cell>
              <table:table-cell office:value-type="float" office:value="8.1128">
                <text:p>8.1128</text:p>
                <draw:g>
                  <svg:desc>Sheet1.B31:Sheet1.B35</svg:desc>
                </draw:g>
              </table:table-cell>
              <table:table-cell office:value-type="float" office:value="8.1728">
                <text:p>8.1728</text:p>
                <draw:g>
                  <svg:desc>Sheet1.C31:Sheet1.C35</svg:desc>
                </draw:g>
              </table:table-cell>
              <table:table-cell office:value-type="float" office:value="7.5896">
                <text:p>7.5896</text:p>
                <draw:g>
                  <svg:desc>Sheet1.D31:Sheet1.D35</svg:desc>
                </draw:g>
              </table:table-cell>
              <table:table-cell office:value-type="float" office:value="7.8432">
                <text:p>7.8432</text:p>
                <draw:g>
                  <svg:desc>Sheet1.E31:Sheet1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6.8672">
                <text:p>16.8672</text:p>
              </table:table-cell>
              <table:table-cell office:value-type="float" office:value="16.9184">
                <text:p>16.9184</text:p>
              </table:table-cell>
              <table:table-cell office:value-type="float" office:value="15.3212">
                <text:p>15.3212</text:p>
              </table:table-cell>
              <table:table-cell office:value-type="float" office:value="15.536">
                <text:p>15.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25.6112">
                <text:p>25.6112</text:p>
              </table:table-cell>
              <table:table-cell office:value-type="float" office:value="25.6544">
                <text:p>25.6544</text:p>
              </table:table-cell>
              <table:table-cell office:value-type="float" office:value="23.054">
                <text:p>23.054</text:p>
              </table:table-cell>
              <table:table-cell office:value-type="float" office:value="23.2288">
                <text:p>23.2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25.6832">
                <text:p>25.6832</text:p>
              </table:table-cell>
              <table:table-cell office:value-type="float" office:value="25.7184">
                <text:p>25.7184</text:p>
              </table:table-cell>
              <table:table-cell office:value-type="float" office:value="30.7836">
                <text:p>30.7836</text:p>
              </table:table-cell>
              <table:table-cell office:value-type="float" office:value="30.9184">
                <text:p>30.9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25.6912">
                <text:p>25.6912</text:p>
              </table:table-cell>
              <table:table-cell office:value-type="float" office:value="28.6112">
                <text:p>28.6112</text:p>
              </table:table-cell>
              <table:table-cell office:value-type="float" office:value="38.5144">
                <text:p>38.5144</text:p>
              </table:table-cell>
              <table:table-cell office:value-type="float" office:value="38.6112">
                <text:p>38.61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745cm" svg:height="3.413cm" xlink:href=".." xlink:type="simple" chart:class="chart:scatter" chart:style-name="ch1">
        <chart:legend chart:legend-position="end" svg:x="3.422cm" svg:y="0.66cm" style:legend-expansion="high" chart:style-name="ch2"/>
        <chart:plot-area chart:style-name="ch3" table:cell-range-address="Sheet1.A39:Sheet1.E44" chart:data-source-has-labels="row" svg:x="0.114cm" svg:y="0.068cm" svg:width="3.194cm" svg:height="3.277cm">
          <chartooo:coordinate-region svg:x="0.841cm" svg:y="0.189cm" svg:width="2.326cm" svg:height="2.1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0:Sheet1.B44" chart:label-cell-address="Sheet1.B39:Sheet1.B39" chart:class="chart:scatter">
            <chart:domain table:cell-range-address="Sheet1.A40:Sheet1.A44"/>
            <chart:data-point chart:repeated="5"/>
          </chart:series>
          <chart:series chart:style-name="ch7" chart:values-cell-range-address="Sheet1.C40:Sheet1.C44" chart:label-cell-address="Sheet1.C39:Sheet1.C39" chart:class="chart:scatter">
            <chart:data-point chart:repeated="5"/>
          </chart:series>
          <chart:series chart:style-name="ch8" chart:values-cell-range-address="Sheet1.D40:Sheet1.D44" chart:label-cell-address="Sheet1.D39:Sheet1.D39" chart:class="chart:scatter">
            <chart:data-point chart:repeated="5"/>
          </chart:series>
          <chart:series chart:style-name="ch9" chart:values-cell-range-address="Sheet1.E40:Sheet1.E44" chart:label-cell-address="Sheet1.E39:Sheet1.E39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VR</text:p>
                <draw:g>
                  <svg:desc>Sheet1.B39:Sheet1.B39</svg:desc>
                </draw:g>
              </table:table-cell>
              <table:table-cell office:value-type="string">
                <text:p>LSR</text:p>
                <draw:g>
                  <svg:desc>Sheet1.C39:Sheet1.C39</svg:desc>
                </draw:g>
              </table:table-cell>
              <table:table-cell office:value-type="string">
                <text:p>AODV</text:p>
                <draw:g>
                  <svg:desc>Sheet1.D39:Sheet1.D39</svg:desc>
                </draw:g>
              </table:table-cell>
              <table:table-cell office:value-type="string">
                <text:p>DSDV</text:p>
                <draw:g>
                  <svg:desc>Sheet1.E39:Sheet1.E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40:Sheet1.A44</svg:desc>
                </draw:g>
              </table:table-cell>
              <table:table-cell office:value-type="float" office:value="0.99945">
                <text:p>0.99945</text:p>
                <draw:g>
                  <svg:desc>Sheet1.B40:Sheet1.B44</svg:desc>
                </draw:g>
              </table:table-cell>
              <table:table-cell office:value-type="float" office:value="0.999449">
                <text:p>0.999449</text:p>
                <draw:g>
                  <svg:desc>Sheet1.C40:Sheet1.C44</svg:desc>
                </draw:g>
              </table:table-cell>
              <table:table-cell office:value-type="float" office:value="0.761501">
                <text:p>0.761501</text:p>
                <draw:g>
                  <svg:desc>Sheet1.D40:Sheet1.D44</svg:desc>
                </draw:g>
              </table:table-cell>
              <table:table-cell office:value-type="float" office:value="0.760164">
                <text:p>0.760164</text:p>
                <draw:g>
                  <svg:desc>Sheet1.E40:Sheet1.E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64729">
                <text:p>0.764729</text:p>
              </table:table-cell>
              <table:table-cell office:value-type="float" office:value="0.764706">
                <text:p>0.764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.000174">
                <text:p>1.000174</text:p>
              </table:table-cell>
              <table:table-cell office:value-type="float" office:value="1.000174">
                <text:p>1.000174</text:p>
              </table:table-cell>
              <table:table-cell office:value-type="float" office:value="0.764449">
                <text:p>0.764449</text:p>
              </table:table-cell>
              <table:table-cell office:value-type="float" office:value="0.764706">
                <text:p>0.764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.00026">
                <text:p>1.00026</text:p>
              </table:table-cell>
              <table:table-cell office:value-type="float" office:value="1.000261">
                <text:p>1.000261</text:p>
              </table:table-cell>
              <table:table-cell office:value-type="float" office:value="0.764481">
                <text:p>0.764481</text:p>
              </table:table-cell>
              <table:table-cell office:value-type="float" office:value="0.764771">
                <text:p>0.764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.000519">
                <text:p>1.000519</text:p>
              </table:table-cell>
              <table:table-cell office:value-type="float" office:value="1.000521">
                <text:p>1.000521</text:p>
              </table:table-cell>
              <table:table-cell office:value-type="float" office:value="0.764443">
                <text:p>0.764443</text:p>
              </table:table-cell>
              <table:table-cell office:value-type="float" office:value="0.764706">
                <text:p>0.7647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162cm" svg:height="4.341cm" xlink:href=".." xlink:type="simple" chart:class="chart:scatter" chart:style-name="ch1">
        <chart:legend chart:legend-position="end" svg:x="4.839cm" svg:y="1.124cm" style:legend-expansion="high" chart:style-name="ch2"/>
        <chart:plot-area chart:style-name="ch3" table:cell-range-address="Sheet1.A47:Sheet1.E52" chart:data-source-has-labels="row" svg:x="0.143cm" svg:y="0.086cm" svg:width="4.553cm" svg:height="4.169cm">
          <chartooo:coordinate-region svg:x="1.055cm" svg:y="0.286cm" svg:width="3.361cm" svg:height="3.3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8:Sheet1.B52" chart:label-cell-address="Sheet1.B47:Sheet1.B47" chart:class="chart:scatter">
            <chart:domain table:cell-range-address="Sheet1.A48:Sheet1.A52"/>
            <chart:data-point chart:repeated="5"/>
          </chart:series>
          <chart:series chart:style-name="ch7" chart:values-cell-range-address="Sheet1.C48:Sheet1.C52" chart:label-cell-address="Sheet1.C47:Sheet1.C47" chart:class="chart:scatter">
            <chart:data-point chart:repeated="5"/>
          </chart:series>
          <chart:series chart:style-name="ch8" chart:values-cell-range-address="Sheet1.D48:Sheet1.D52" chart:label-cell-address="Sheet1.D47:Sheet1.D47" chart:class="chart:scatter">
            <chart:data-point chart:repeated="5"/>
          </chart:series>
          <chart:series chart:style-name="ch9" chart:values-cell-range-address="Sheet1.E48:Sheet1.E52" chart:label-cell-address="Sheet1.E47:Sheet1.E47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VR</text:p>
                <draw:g>
                  <svg:desc>Sheet1.B47:Sheet1.B47</svg:desc>
                </draw:g>
              </table:table-cell>
              <table:table-cell office:value-type="string">
                <text:p>LSR</text:p>
                <draw:g>
                  <svg:desc>Sheet1.C47:Sheet1.C47</svg:desc>
                </draw:g>
              </table:table-cell>
              <table:table-cell office:value-type="string">
                <text:p>AODV</text:p>
                <draw:g>
                  <svg:desc>Sheet1.D47:Sheet1.D47</svg:desc>
                </draw:g>
              </table:table-cell>
              <table:table-cell office:value-type="string">
                <text:p>DSDV</text:p>
                <draw:g>
                  <svg:desc>Sheet1.E47:Sheet1.E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48:Sheet1.A52</svg:desc>
                </draw:g>
              </table:table-cell>
              <table:table-cell office:value-type="float" office:value="0.000551">
                <text:p>0.000551</text:p>
                <draw:g>
                  <svg:desc>Sheet1.B48:Sheet1.B52</svg:desc>
                </draw:g>
              </table:table-cell>
              <table:table-cell office:value-type="float" office:value="0.000551">
                <text:p>0.000551</text:p>
                <draw:g>
                  <svg:desc>Sheet1.C48:Sheet1.C52</svg:desc>
                </draw:g>
              </table:table-cell>
              <table:table-cell office:value-type="float" office:value="0.238499">
                <text:p>0.238499</text:p>
                <draw:g>
                  <svg:desc>Sheet1.D48:Sheet1.D52</svg:desc>
                </draw:g>
              </table:table-cell>
              <table:table-cell office:value-type="float" office:value="0.238499">
                <text:p>0.238499</text:p>
                <draw:g>
                  <svg:desc>Sheet1.E48:Sheet1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5271">
                <text:p>0.235271</text:p>
              </table:table-cell>
              <table:table-cell office:value-type="float" office:value="0.235271">
                <text:p>0.235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000174">
                <text:p>0.000174</text:p>
              </table:table-cell>
              <table:table-cell office:value-type="float" office:value="0.000174">
                <text:p>0.000174</text:p>
              </table:table-cell>
              <table:table-cell office:value-type="float" office:value="0.235551">
                <text:p>0.235551</text:p>
              </table:table-cell>
              <table:table-cell office:value-type="float" office:value="0.235551">
                <text:p>0.235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00261">
                <text:p>0.000261</text:p>
              </table:table-cell>
              <table:table-cell office:value-type="float" office:value="0.000261">
                <text:p>0.000261</text:p>
              </table:table-cell>
              <table:table-cell office:value-type="float" office:value="0.235519">
                <text:p>0.235519</text:p>
              </table:table-cell>
              <table:table-cell office:value-type="float" office:value="0.235519">
                <text:p>0.235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000521">
                <text:p>0.000521</text:p>
              </table:table-cell>
              <table:table-cell office:value-type="float" office:value="0.000521">
                <text:p>0.000521</text:p>
              </table:table-cell>
              <table:table-cell office:value-type="float" office:value="0.235557">
                <text:p>0.235557</text:p>
              </table:table-cell>
              <table:table-cell office:value-type="float" office:value="0.235557">
                <text:p>0.2355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236cm" svg:height="4.592cm" xlink:href=".." xlink:type="simple" chart:class="chart:scatter" chart:style-name="ch1">
        <chart:legend chart:legend-position="end" svg:x="4.913cm" svg:y="1.25cm" style:legend-expansion="high" chart:style-name="ch2"/>
        <chart:plot-area chart:style-name="ch3" table:cell-range-address="Sheet1.A55:Sheet1.E60" chart:data-source-has-labels="row" svg:x="0.144cm" svg:y="0.091cm" svg:width="4.625cm" svg:height="4.41cm">
          <chartooo:coordinate-region svg:x="0.871cm" svg:y="0.212cm" svg:width="3.758cm" svg:height="3.2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6:Sheet1.B60" chart:label-cell-address="Sheet1.B55:Sheet1.B55" chart:class="chart:scatter">
            <chart:domain table:cell-range-address="Sheet1.A56:Sheet1.A60"/>
            <chart:data-point chart:repeated="5"/>
          </chart:series>
          <chart:series chart:style-name="ch7" chart:values-cell-range-address="Sheet1.C56:Sheet1.C60" chart:label-cell-address="Sheet1.C55:Sheet1.C55" chart:class="chart:scatter">
            <chart:data-point chart:repeated="5"/>
          </chart:series>
          <chart:series chart:style-name="ch8" chart:values-cell-range-address="Sheet1.D56:Sheet1.D60" chart:label-cell-address="Sheet1.D55:Sheet1.D55" chart:class="chart:scatter">
            <chart:data-point chart:repeated="5"/>
          </chart:series>
          <chart:series chart:style-name="ch9" chart:values-cell-range-address="Sheet1.E56:Sheet1.E60" chart:label-cell-address="Sheet1.E55:Sheet1.E5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VR</text:p>
                <draw:g>
                  <svg:desc>Sheet1.B55:Sheet1.B55</svg:desc>
                </draw:g>
              </table:table-cell>
              <table:table-cell office:value-type="string">
                <text:p>LSR</text:p>
                <draw:g>
                  <svg:desc>Sheet1.C55:Sheet1.C55</svg:desc>
                </draw:g>
              </table:table-cell>
              <table:table-cell office:value-type="string">
                <text:p>AODV</text:p>
                <draw:g>
                  <svg:desc>Sheet1.D55:Sheet1.D55</svg:desc>
                </draw:g>
              </table:table-cell>
              <table:table-cell office:value-type="string">
                <text:p>DSDV</text:p>
                <draw:g>
                  <svg:desc>Sheet1.E55:Sheet1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56:Sheet1.A60</svg:desc>
                </draw:g>
              </table:table-cell>
              <table:table-cell office:value-type="float" office:value="0.499157">
                <text:p>0.499157</text:p>
                <draw:g>
                  <svg:desc>Sheet1.B56:Sheet1.B60</svg:desc>
                </draw:g>
              </table:table-cell>
              <table:table-cell office:value-type="float" office:value="0.499202">
                <text:p>0.499202</text:p>
                <draw:g>
                  <svg:desc>Sheet1.C56:Sheet1.C60</svg:desc>
                </draw:g>
              </table:table-cell>
              <table:table-cell office:value-type="float" office:value="0.48338">
                <text:p>0.48338</text:p>
                <draw:g>
                  <svg:desc>Sheet1.D56:Sheet1.D60</svg:desc>
                </draw:g>
              </table:table-cell>
              <table:table-cell office:value-type="float" office:value="0.497606">
                <text:p>0.497606</text:p>
                <draw:g>
                  <svg:desc>Sheet1.E56:Sheet1.E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499473">
                <text:p>0.499473</text:p>
              </table:table-cell>
              <table:table-cell office:value-type="float" office:value="0.500065">
                <text:p>0.500065</text:p>
              </table:table-cell>
              <table:table-cell office:value-type="float" office:value="0.493704">
                <text:p>0.493704</text:p>
              </table:table-cell>
              <table:table-cell office:value-type="float" office:value="0.498298">
                <text:p>0.4982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499175">
                <text:p>0.499175</text:p>
              </table:table-cell>
              <table:table-cell office:value-type="float" office:value="0.499996">
                <text:p>0.499996</text:p>
              </table:table-cell>
              <table:table-cell office:value-type="float" office:value="0.493648">
                <text:p>0.493648</text:p>
              </table:table-cell>
              <table:table-cell office:value-type="float" office:value="0.500235">
                <text:p>0.5002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498953">
                <text:p>0.498953</text:p>
              </table:table-cell>
              <table:table-cell office:value-type="float" office:value="0.500059">
                <text:p>0.500059</text:p>
              </table:table-cell>
              <table:table-cell office:value-type="float" office:value="0.493798">
                <text:p>0.493798</text:p>
              </table:table-cell>
              <table:table-cell office:value-type="float" office:value="0.500065">
                <text:p>0.500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497769">
                <text:p>0.497769</text:p>
              </table:table-cell>
              <table:table-cell office:value-type="float" office:value="0.500209">
                <text:p>0.500209</text:p>
              </table:table-cell>
              <table:table-cell office:value-type="float" office:value="0.493601">
                <text:p>0.493601</text:p>
              </table:table-cell>
              <table:table-cell office:value-type="float" office:value="0.590909">
                <text:p>0.5909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187cm" svg:height="4.416cm" xlink:href=".." xlink:type="simple" chart:class="chart:scatter" chart:style-name="ch1">
        <chart:legend chart:legend-position="end" svg:x="4.864cm" svg:y="1.162cm" style:legend-expansion="high" chart:style-name="ch2"/>
        <chart:plot-area chart:style-name="ch3" table:cell-range-address="Sheet1.A63:Sheet1.E68" chart:data-source-has-labels="row" svg:x="0.143cm" svg:y="0.088cm" svg:width="4.578cm" svg:height="4.24cm">
          <chartooo:coordinate-region svg:x="0.764cm" svg:y="0.209cm" svg:width="3.816cm" svg:height="3.1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4:Sheet1.B68" chart:label-cell-address="Sheet1.B63:Sheet1.B63" chart:class="chart:scatter">
            <chart:domain table:cell-range-address="Sheet1.A64:Sheet1.A68"/>
            <chart:data-point chart:repeated="5"/>
          </chart:series>
          <chart:series chart:style-name="ch7" chart:values-cell-range-address="Sheet1.C64:Sheet1.C68" chart:label-cell-address="Sheet1.C63:Sheet1.C63" chart:class="chart:scatter">
            <chart:data-point chart:repeated="5"/>
          </chart:series>
          <chart:series chart:style-name="ch8" chart:values-cell-range-address="Sheet1.D64:Sheet1.D68" chart:label-cell-address="Sheet1.D63:Sheet1.D63" chart:class="chart:scatter">
            <chart:data-point chart:repeated="5"/>
          </chart:series>
          <chart:series chart:style-name="ch9" chart:values-cell-range-address="Sheet1.E64:Sheet1.E68" chart:label-cell-address="Sheet1.E63:Sheet1.E63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VR</text:p>
                <draw:g>
                  <svg:desc>Sheet1.B63:Sheet1.B63</svg:desc>
                </draw:g>
              </table:table-cell>
              <table:table-cell office:value-type="string">
                <text:p>LSR</text:p>
                <draw:g>
                  <svg:desc>Sheet1.C63:Sheet1.C63</svg:desc>
                </draw:g>
              </table:table-cell>
              <table:table-cell office:value-type="string">
                <text:p>AODV</text:p>
                <draw:g>
                  <svg:desc>Sheet1.D63:Sheet1.D63</svg:desc>
                </draw:g>
              </table:table-cell>
              <table:table-cell office:value-type="string">
                <text:p>DSDV</text:p>
                <draw:g>
                  <svg:desc>Sheet1.E63:Sheet1.E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64:Sheet1.A68</svg:desc>
                </draw:g>
              </table:table-cell>
              <table:table-cell office:value-type="float" office:value="6.035">
                <text:p>6.035</text:p>
                <draw:g>
                  <svg:desc>Sheet1.B64:Sheet1.B68</svg:desc>
                </draw:g>
              </table:table-cell>
              <table:table-cell office:value-type="float" office:value="6.035">
                <text:p>6.035</text:p>
                <draw:g>
                  <svg:desc>Sheet1.C64:Sheet1.C68</svg:desc>
                </draw:g>
              </table:table-cell>
              <table:table-cell office:value-type="float" office:value="8.1128">
                <text:p>8.1128</text:p>
                <draw:g>
                  <svg:desc>Sheet1.D64:Sheet1.D68</svg:desc>
                </draw:g>
              </table:table-cell>
              <table:table-cell office:value-type="float" office:value="8.1728">
                <text:p>8.1728</text:p>
                <draw:g>
                  <svg:desc>Sheet1.E64:Sheet1.E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2.416">
                <text:p>12.416</text:p>
              </table:table-cell>
              <table:table-cell office:value-type="float" office:value="12.416">
                <text:p>12.416</text:p>
              </table:table-cell>
              <table:table-cell office:value-type="float" office:value="16.8672">
                <text:p>16.8672</text:p>
              </table:table-cell>
              <table:table-cell office:value-type="float" office:value="16.9184">
                <text:p>16.9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7.202">
                <text:p>17.202</text:p>
              </table:table-cell>
              <table:table-cell office:value-type="float" office:value="17.202">
                <text:p>17.202</text:p>
              </table:table-cell>
              <table:table-cell office:value-type="float" office:value="25.6112">
                <text:p>25.6112</text:p>
              </table:table-cell>
              <table:table-cell office:value-type="float" office:value="25.6544">
                <text:p>25.6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20.393">
                <text:p>20.393</text:p>
              </table:table-cell>
              <table:table-cell office:value-type="float" office:value="20.393">
                <text:p>20.393</text:p>
              </table:table-cell>
              <table:table-cell office:value-type="float" office:value="25.6832">
                <text:p>25.6832</text:p>
              </table:table-cell>
              <table:table-cell office:value-type="float" office:value="25.7184">
                <text:p>25.7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21.989644">
                <text:p>21.989644</text:p>
              </table:table-cell>
              <table:table-cell office:value-type="float" office:value="21.989">
                <text:p>21.989</text:p>
              </table:table-cell>
              <table:table-cell office:value-type="float" office:value="25.6912">
                <text:p>25.6912</text:p>
              </table:table-cell>
              <table:table-cell office:value-type="float" office:value="28.6112">
                <text:p>28.61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341cm" svg:height="4.266cm" xlink:href=".." xlink:type="simple" chart:class="chart:scatter" chart:style-name="ch1">
        <chart:legend chart:legend-position="end" svg:x="4.018cm" svg:y="1.087cm" style:legend-expansion="high" chart:style-name="ch2"/>
        <chart:plot-area chart:style-name="ch3" table:cell-range-address="Sheet1.A71:Sheet1.E76" chart:data-source-has-labels="row" svg:x="0.126cm" svg:y="0.085cm" svg:width="3.766cm" svg:height="4.096cm">
          <chartooo:coordinate-region svg:x="0.853cm" svg:y="0.206cm" svg:width="2.898cm" svg:height="2.9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72:Sheet1.B76" chart:label-cell-address="Sheet1.B71:Sheet1.B71" chart:class="chart:scatter">
            <chart:domain table:cell-range-address="Sheet1.A72:Sheet1.A76"/>
            <chart:data-point chart:repeated="5"/>
          </chart:series>
          <chart:series chart:style-name="ch7" chart:values-cell-range-address="Sheet1.C72:Sheet1.C76" chart:label-cell-address="Sheet1.C71:Sheet1.C71" chart:class="chart:scatter">
            <chart:data-point chart:repeated="5"/>
          </chart:series>
          <chart:series chart:style-name="ch8" chart:values-cell-range-address="Sheet1.D72:Sheet1.D76" chart:label-cell-address="Sheet1.D71:Sheet1.D71" chart:class="chart:scatter">
            <chart:data-point chart:repeated="5"/>
          </chart:series>
          <chart:series chart:style-name="ch9" chart:values-cell-range-address="Sheet1.E72:Sheet1.E76" chart:label-cell-address="Sheet1.E71:Sheet1.E71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VR</text:p>
                <draw:g>
                  <svg:desc>Sheet1.B71:Sheet1.B71</svg:desc>
                </draw:g>
              </table:table-cell>
              <table:table-cell office:value-type="string">
                <text:p>LSR</text:p>
                <draw:g>
                  <svg:desc>Sheet1.C71:Sheet1.C71</svg:desc>
                </draw:g>
              </table:table-cell>
              <table:table-cell office:value-type="string">
                <text:p>AODV</text:p>
                <draw:g>
                  <svg:desc>Sheet1.D71:Sheet1.D71</svg:desc>
                </draw:g>
              </table:table-cell>
              <table:table-cell office:value-type="string">
                <text:p>DSDV</text:p>
                <draw:g>
                  <svg:desc>Sheet1.E71:Sheet1.E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72:Sheet1.A76</svg:desc>
                </draw:g>
              </table:table-cell>
              <table:table-cell office:value-type="float" office:value="0.761501">
                <text:p>0.761501</text:p>
                <draw:g>
                  <svg:desc>Sheet1.B72:Sheet1.B76</svg:desc>
                </draw:g>
              </table:table-cell>
              <table:table-cell office:value-type="float" office:value="0.760164">
                <text:p>0.760164</text:p>
                <draw:g>
                  <svg:desc>Sheet1.C72:Sheet1.C76</svg:desc>
                </draw:g>
              </table:table-cell>
              <table:table-cell office:value-type="float" office:value="0.999438">
                <text:p>0.999438</text:p>
                <draw:g>
                  <svg:desc>Sheet1.D72:Sheet1.D76</svg:desc>
                </draw:g>
              </table:table-cell>
              <table:table-cell office:value-type="float" office:value="0.9823">
                <text:p>0.9823</text:p>
                <draw:g>
                  <svg:desc>Sheet1.E72:Sheet1.E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764729">
                <text:p>0.764729</text:p>
              </table:table-cell>
              <table:table-cell office:value-type="float" office:value="0.764706">
                <text:p>0.764706</text:p>
              </table:table-cell>
              <table:table-cell office:value-type="float" office:value="1">
                <text:p>1</text:p>
              </table:table-cell>
              <table:table-cell office:value-type="float" office:value="0.999437">
                <text:p>0.999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764449">
                <text:p>0.764449</text:p>
              </table:table-cell>
              <table:table-cell office:value-type="float" office:value="0.764706">
                <text:p>0.7647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764481">
                <text:p>0.764481</text:p>
              </table:table-cell>
              <table:table-cell office:value-type="float" office:value="0.764771">
                <text:p>0.764771</text:p>
              </table:table-cell>
              <table:table-cell office:value-type="float" office:value="1.150943">
                <text:p>1.1509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764443">
                <text:p>0.764443</text:p>
              </table:table-cell>
              <table:table-cell office:value-type="float" office:value="0.764706">
                <text:p>0.764706</text:p>
              </table:table-cell>
              <table:table-cell office:value-type="float" office:value="1">
                <text:p>1</text:p>
              </table:table-cell>
              <table:table-cell office:value-type="float" office:value="1.454545">
                <text:p>1.45454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